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order-bottom="none" fo:border-left="0.99pt solid #000000" fo:border-right="none" fo:border-top="0.99pt solid #000000"/>
    </style:style>
    <style:style style:name="ce15" style:family="table-cell" style:parent-style-name="Default">
      <style:table-cell-properties fo:border-bottom="0.99pt solid #000000" fo:border-left="0.99pt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99pt solid #000000"/>
    </style:style>
    <style:style style:name="ce17" style:family="table-cell" style:parent-style-name="Default">
      <style:table-cell-properties fo:border-bottom="0.99pt solid #000000" fo:border-left="none" fo:border-right="none" fo:border-top="none"/>
    </style:style>
    <style:style style:name="ce18" style:family="table-cell" style:parent-style-name="Default">
      <style:table-cell-properties fo:border-bottom="none" fo:border-left="none" fo:border-right="0.99pt solid #000000" fo:border-top="0.99pt solid #000000"/>
    </style:style>
    <style:style style:name="ce19" style:family="table-cell" style:parent-style-name="Default">
      <style:table-cell-properties fo:border-bottom="0.99pt solid #000000" fo:border-left="none" fo:border-right="0.9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row table:style-name="ro1">
          <table:table-cell table:style-name="ce10" office:value-type="string" calcext:value-type="string">
            <text:p>AM-01-1</text:p>
          </table:table-cell>
          <table:table-cell table:style-name="ce7" office:value-type="string" calcext:value-type="string">
            <text:p>Iris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Ecoli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Rand</text:p>
          </table:table-cell>
          <table:table-cell table:style-name="ce11" table:number-columns-repeated="2"/>
          <table:table-cell table:style-name="ce12"/>
          <table:table-cell table:style-name="ce14" office:value-type="string" calcext:value-type="string">
            <text:p>Newthyroid</text:p>
          </table:table-cell>
          <table:table-cell table:style-name="ce16" table:number-columns-repeated="2"/>
          <table:table-cell table:style-name="ce18"/>
        </table:table-row>
        <table:table-row table:style-name="ro1">
          <table:table-cell table:style-name="ce1" office:value-type="string" calcext:value-type="string">
            <text:p>10% s = 1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15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egado</text:p>
          </table:table-cell>
          <table:table-cell table:style-name="ce19" office:value-type="string" calcext:value-type="string">
            <text:p>Tiempo</text:p>
          </table:table-cell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300257" calcext:value-type="float">
            <text:p>0,300257</text:p>
          </table:table-cell>
          <table:table-cell office:value-type="float" office:value="471" calcext:value-type="float">
            <text:p>471</text:p>
          </table:table-cell>
          <table:table-cell office:value-type="float" office:value="0.412502" calcext:value-type="float">
            <text:p>0,412502</text:p>
          </table:table-cell>
          <table:table-cell table:style-name="ce1" office:value-type="float" office:value="24573098" calcext:value-type="float">
            <text:p>24573098</text:p>
          </table:table-cell>
          <table:table-cell office:value-type="float" office:value="4.15857" calcext:value-type="float">
            <text:p>4,15857</text:p>
          </table:table-cell>
          <table:table-cell office:value-type="float" office:value="1275" calcext:value-type="float">
            <text:p>1275</text:p>
          </table:table-cell>
          <table:table-cell office:value-type="float" office:value="5.40835" calcext:value-type="float">
            <text:p>5,40835</text:p>
          </table:table-cell>
          <table:table-cell table:style-name="ce1" office:value-type="float" office:value="56623935609" calcext:value-type="float">
            <text:p>56623935609</text:p>
          </table:table-cell>
          <table:table-cell office:value-type="float" office:value="0.410044" calcext:value-type="float">
            <text:p>0,410044</text:p>
          </table:table-cell>
          <table:table-cell office:value-type="float" office:value="493" calcext:value-type="float">
            <text:p>493</text:p>
          </table:table-cell>
          <table:table-cell office:value-type="float" office:value="0.585871" calcext:value-type="float">
            <text:p>0,585871</text:p>
          </table:table-cell>
          <table:table-cell table:style-name="ce1" office:value-type="float" office:value="19437948" calcext:value-type="float">
            <text:p>19437948</text:p>
          </table:table-cell>
          <table:table-cell office:value-type="float" office:value="0.970936" calcext:value-type="float">
            <text:p>0,970936</text:p>
          </table:table-cell>
          <table:table-cell office:value-type="float" office:value="1027" calcext:value-type="float">
            <text:p>1027</text:p>
          </table:table-cell>
          <table:table-cell office:value-type="float" office:value="1.56706" calcext:value-type="float">
            <text:p>1,56706</text:p>
          </table:table-cell>
          <table:table-cell table:style-name="ce1" office:value-type="float" office:value="18322665402" calcext:value-type="float">
            <text:p>18322665402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300257" calcext:value-type="float">
            <text:p>0,300257</text:p>
          </table:table-cell>
          <table:table-cell office:value-type="float" office:value="471" calcext:value-type="float">
            <text:p>471</text:p>
          </table:table-cell>
          <table:table-cell office:value-type="float" office:value="0.412502" calcext:value-type="float">
            <text:p>0,412502</text:p>
          </table:table-cell>
          <table:table-cell table:style-name="ce1" office:value-type="float" office:value="10577659169" calcext:value-type="float">
            <text:p>10577659169</text:p>
          </table:table-cell>
          <table:table-cell office:value-type="float" office:value="4.15857" calcext:value-type="float">
            <text:p>4,15857</text:p>
          </table:table-cell>
          <table:table-cell office:value-type="float" office:value="1275" calcext:value-type="float">
            <text:p>1275</text:p>
          </table:table-cell>
          <table:table-cell office:value-type="float" office:value="5.40835" calcext:value-type="float">
            <text:p>5,40835</text:p>
          </table:table-cell>
          <table:table-cell table:style-name="ce1" office:value-type="float" office:value="57386099211" calcext:value-type="float">
            <text:p>57386099211</text:p>
          </table:table-cell>
          <table:table-cell office:value-type="float" office:value="0.410044" calcext:value-type="float">
            <text:p>0,410044</text:p>
          </table:table-cell>
          <table:table-cell office:value-type="float" office:value="493" calcext:value-type="float">
            <text:p>493</text:p>
          </table:table-cell>
          <table:table-cell office:value-type="float" office:value="0.585871" calcext:value-type="float">
            <text:p>0,585871</text:p>
          </table:table-cell>
          <table:table-cell table:style-name="ce1" office:value-type="float" office:value="10902191599" calcext:value-type="float">
            <text:p>10902191599</text:p>
          </table:table-cell>
          <table:table-cell office:value-type="float" office:value="0.970936" calcext:value-type="float">
            <text:p>0,970936</text:p>
          </table:table-cell>
          <table:table-cell office:value-type="float" office:value="1027" calcext:value-type="float">
            <text:p>1027</text:p>
          </table:table-cell>
          <table:table-cell office:value-type="float" office:value="1.56706" calcext:value-type="float">
            <text:p>1,56706</text:p>
          </table:table-cell>
          <table:table-cell table:style-name="ce1" office:value-type="float" office:value="18673897381" calcext:value-type="float">
            <text:p>18673897381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300257" calcext:value-type="float">
            <text:p>0,300257</text:p>
          </table:table-cell>
          <table:table-cell office:value-type="float" office:value="471" calcext:value-type="float">
            <text:p>471</text:p>
          </table:table-cell>
          <table:table-cell office:value-type="float" office:value="0.412502" calcext:value-type="float">
            <text:p>0,412502</text:p>
          </table:table-cell>
          <table:table-cell table:style-name="ce1" office:value-type="float" office:value="8386398" calcext:value-type="float">
            <text:p>8386398</text:p>
          </table:table-cell>
          <table:table-cell office:value-type="float" office:value="4.15857" calcext:value-type="float">
            <text:p>4,15857</text:p>
          </table:table-cell>
          <table:table-cell office:value-type="float" office:value="1275" calcext:value-type="float">
            <text:p>1275</text:p>
          </table:table-cell>
          <table:table-cell office:value-type="float" office:value="5.40835" calcext:value-type="float">
            <text:p>5,40835</text:p>
          </table:table-cell>
          <table:table-cell table:style-name="ce1" office:value-type="float" office:value="56766150875" calcext:value-type="float">
            <text:p>56766150875</text:p>
          </table:table-cell>
          <table:table-cell office:value-type="float" office:value="0.410044" calcext:value-type="float">
            <text:p>0,410044</text:p>
          </table:table-cell>
          <table:table-cell office:value-type="float" office:value="493" calcext:value-type="float">
            <text:p>493</text:p>
          </table:table-cell>
          <table:table-cell office:value-type="float" office:value="0.585871" calcext:value-type="float">
            <text:p>0,585871</text:p>
          </table:table-cell>
          <table:table-cell table:style-name="ce1" office:value-type="float" office:value="10549110790" calcext:value-type="float">
            <text:p>10549110790</text:p>
          </table:table-cell>
          <table:table-cell office:value-type="float" office:value="0.970936" calcext:value-type="float">
            <text:p>0,970936</text:p>
          </table:table-cell>
          <table:table-cell office:value-type="float" office:value="1027" calcext:value-type="float">
            <text:p>1027</text:p>
          </table:table-cell>
          <table:table-cell office:value-type="float" office:value="1.56706" calcext:value-type="float">
            <text:p>1,56706</text:p>
          </table:table-cell>
          <table:table-cell table:style-name="ce1" office:value-type="float" office:value="18249451518" calcext:value-type="float">
            <text:p>18249451518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300257" calcext:value-type="float">
            <text:p>0,300257</text:p>
          </table:table-cell>
          <table:table-cell office:value-type="float" office:value="471" calcext:value-type="float">
            <text:p>471</text:p>
          </table:table-cell>
          <table:table-cell office:value-type="float" office:value="0.412502" calcext:value-type="float">
            <text:p>0,412502</text:p>
          </table:table-cell>
          <table:table-cell table:style-name="ce1" office:value-type="float" office:value="5774289" calcext:value-type="float">
            <text:p>5774289</text:p>
          </table:table-cell>
          <table:table-cell office:value-type="float" office:value="4.15857" calcext:value-type="float">
            <text:p>4,15857</text:p>
          </table:table-cell>
          <table:table-cell office:value-type="float" office:value="1275" calcext:value-type="float">
            <text:p>1275</text:p>
          </table:table-cell>
          <table:table-cell office:value-type="float" office:value="5.40835" calcext:value-type="float">
            <text:p>5,40835</text:p>
          </table:table-cell>
          <table:table-cell table:style-name="ce1" office:value-type="float" office:value="58576343186" calcext:value-type="float">
            <text:p>58576343186</text:p>
          </table:table-cell>
          <table:table-cell office:value-type="float" office:value="0.410044" calcext:value-type="float">
            <text:p>0,410044</text:p>
          </table:table-cell>
          <table:table-cell office:value-type="float" office:value="493" calcext:value-type="float">
            <text:p>493</text:p>
          </table:table-cell>
          <table:table-cell office:value-type="float" office:value="0.585871" calcext:value-type="float">
            <text:p>0,585871</text:p>
          </table:table-cell>
          <table:table-cell table:style-name="ce1" office:value-type="float" office:value="6262245" calcext:value-type="float">
            <text:p>6262245</text:p>
          </table:table-cell>
          <table:table-cell office:value-type="float" office:value="0.970936" calcext:value-type="float">
            <text:p>0,970936</text:p>
          </table:table-cell>
          <table:table-cell office:value-type="float" office:value="1027" calcext:value-type="float">
            <text:p>1027</text:p>
          </table:table-cell>
          <table:table-cell office:value-type="float" office:value="1.56706" calcext:value-type="float">
            <text:p>1,56706</text:p>
          </table:table-cell>
          <table:table-cell table:style-name="ce1" office:value-type="float" office:value="9425994" calcext:value-type="float">
            <text:p>9425994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300257" calcext:value-type="float">
            <text:p>0,300257</text:p>
          </table:table-cell>
          <table:table-cell office:value-type="float" office:value="471" calcext:value-type="float">
            <text:p>471</text:p>
          </table:table-cell>
          <table:table-cell office:value-type="float" office:value="0.412502" calcext:value-type="float">
            <text:p>0,412502</text:p>
          </table:table-cell>
          <table:table-cell table:style-name="ce1" office:value-type="float" office:value="10764359977" calcext:value-type="float">
            <text:p>10764359977</text:p>
          </table:table-cell>
          <table:table-cell office:value-type="float" office:value="4.15857" calcext:value-type="float">
            <text:p>4,15857</text:p>
          </table:table-cell>
          <table:table-cell office:value-type="float" office:value="1275" calcext:value-type="float">
            <text:p>1275</text:p>
          </table:table-cell>
          <table:table-cell office:value-type="float" office:value="5.40835" calcext:value-type="float">
            <text:p>5,40835</text:p>
          </table:table-cell>
          <table:table-cell table:style-name="ce1" office:value-type="float" office:value="59016635223" calcext:value-type="float">
            <text:p>59016635223</text:p>
          </table:table-cell>
          <table:table-cell office:value-type="float" office:value="0.410044" calcext:value-type="float">
            <text:p>0,410044</text:p>
          </table:table-cell>
          <table:table-cell office:value-type="float" office:value="493" calcext:value-type="float">
            <text:p>493</text:p>
          </table:table-cell>
          <table:table-cell office:value-type="float" office:value="0.585871" calcext:value-type="float">
            <text:p>0,585871</text:p>
          </table:table-cell>
          <table:table-cell table:style-name="ce1" office:value-type="float" office:value="26278837" calcext:value-type="float">
            <text:p>26278837</text:p>
          </table:table-cell>
          <table:table-cell office:value-type="float" office:value="0.970936" calcext:value-type="float">
            <text:p>0,970936</text:p>
          </table:table-cell>
          <table:table-cell office:value-type="float" office:value="1027" calcext:value-type="float">
            <text:p>1027</text:p>
          </table:table-cell>
          <table:table-cell office:value-type="float" office:value="1.56706" calcext:value-type="float">
            <text:p>1,56706</text:p>
          </table:table-cell>
          <table:table-cell table:style-name="ce1" office:value-type="float" office:value="18736107717" calcext:value-type="float">
            <text:p>18736107717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3]+[.B4]+[.B5]+[.B6]+[.B7])/5" office:value-type="float" office:value="0.300257" calcext:value-type="float">
            <text:p>0,300257</text:p>
          </table:table-cell>
          <table:table-cell table:formula="of:=([.C3]+[.C4]+[.C5]+[.C6]+[.C7])/5" office:value-type="float" office:value="471" calcext:value-type="float">
            <text:p>471</text:p>
          </table:table-cell>
          <table:table-cell table:formula="of:=([.D3]+[.D4]+[.D5]+[.D6]+[.D7])/5" office:value-type="float" office:value="0.412502" calcext:value-type="float">
            <text:p>0,412502</text:p>
          </table:table-cell>
          <table:table-cell table:style-name="ce1" table:formula="of:=([.E3]+[.E4]+[.E5]+[.E6]+[.E7])/5" office:value-type="float" office:value="4276150586.2" calcext:value-type="float">
            <text:p>4276150586,2</text:p>
          </table:table-cell>
          <table:table-cell table:formula="of:=([.F3]+[.F4]+[.F5]+[.F6]+[.F7])/5" office:value-type="float" office:value="4.15857" calcext:value-type="float">
            <text:p>4,15857</text:p>
          </table:table-cell>
          <table:table-cell table:formula="of:=([.G3]+[.G4]+[.G5]+[.G6]+[.G7])/5" office:value-type="float" office:value="1275" calcext:value-type="float">
            <text:p>1275</text:p>
          </table:table-cell>
          <table:table-cell table:formula="of:=([.H3]+[.H4]+[.H5]+[.H6]+[.H7])/5" office:value-type="float" office:value="5.40835" calcext:value-type="float">
            <text:p>5,40835</text:p>
          </table:table-cell>
          <table:table-cell table:style-name="ce1" table:formula="of:=([.I3]+[.I4]+[.I5]+[.I6]+[.I7])/5" office:value-type="float" office:value="57673832820.8" calcext:value-type="float">
            <text:p>57673832820,8</text:p>
          </table:table-cell>
          <table:table-cell table:formula="of:=([.J3]+[.J4]+[.J5]+[.J6]+[.J7])/5" office:value-type="float" office:value="0.410044" calcext:value-type="float">
            <text:p>0,410044</text:p>
          </table:table-cell>
          <table:table-cell table:formula="of:=([.K3]+[.K4]+[.K5]+[.K6]+[.K7])/5" office:value-type="float" office:value="493" calcext:value-type="float">
            <text:p>493</text:p>
          </table:table-cell>
          <table:table-cell table:formula="of:=([.L3]+[.L4]+[.L5]+[.L6]+[.L7])/5" office:value-type="float" office:value="0.585871" calcext:value-type="float">
            <text:p>0,585871</text:p>
          </table:table-cell>
          <table:table-cell table:style-name="ce1" table:formula="of:=([.M3]+[.M4]+[.M5]+[.M6]+[.M7])/5" office:value-type="float" office:value="4300656283.8" calcext:value-type="float">
            <text:p>4300656283,8</text:p>
          </table:table-cell>
          <table:table-cell table:formula="of:=([.N3]+[.N4]+[.N5]+[.N6]+[.N7])/5" office:value-type="float" office:value="0.970936" calcext:value-type="float">
            <text:p>0,970936</text:p>
          </table:table-cell>
          <table:table-cell table:formula="of:=([.O3]+[.O4]+[.O5]+[.O6]+[.O7])/5" office:value-type="float" office:value="1027" calcext:value-type="float">
            <text:p>1027</text:p>
          </table:table-cell>
          <table:table-cell table:formula="of:=([.P3]+[.P4]+[.P5]+[.P6]+[.P7])/5" office:value-type="float" office:value="1.56706" calcext:value-type="float">
            <text:p>1,56706</text:p>
          </table:table-cell>
          <table:table-cell table:style-name="ce1" table:formula="of:=([.Q3]+[.Q4]+[.Q5]+[.Q6]+[.Q7])/5" office:value-type="float" office:value="14798309602.4" calcext:value-type="float">
            <text:p>14798309602,4</text:p>
          </table:table-cell>
        </table:table-row>
        <table:table-row table:style-name="ro1">
          <table:table-cell table:style-name="ce1" office:value-type="string" calcext:value-type="string">
            <text:p>10% s = 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0735796892" calcext:value-type="float">
            <text:p>10735796892</text:p>
          </table:table-cell>
          <table:table-cell office:value-type="float" office:value="4.63132" calcext:value-type="float">
            <text:p>4,63132</text:p>
          </table:table-cell>
          <table:table-cell office:value-type="float" office:value="1385" calcext:value-type="float">
            <text:p>1385</text:p>
          </table:table-cell>
          <table:table-cell office:value-type="float" office:value="5.86939" calcext:value-type="float">
            <text:p>5,86939</text:p>
          </table:table-cell>
          <table:table-cell table:style-name="ce1" office:value-type="float" office:value="58438134739" calcext:value-type="float">
            <text:p>58438134739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0924909818" calcext:value-type="float">
            <text:p>10924909818</text:p>
          </table:table-cell>
          <table:table-cell office:value-type="float" office:value="1.11908" calcext:value-type="float">
            <text:p>1,11908</text:p>
          </table:table-cell>
          <table:table-cell office:value-type="float" office:value="934" calcext:value-type="float">
            <text:p>934</text:p>
          </table:table-cell>
          <table:table-cell office:value-type="float" office:value="1.63843" calcext:value-type="float">
            <text:p>1,63843</text:p>
          </table:table-cell>
          <table:table-cell table:style-name="ce1" office:value-type="float" office:value="19625480813" calcext:value-type="float">
            <text:p>19625480813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0678481585" calcext:value-type="float">
            <text:p>10678481585</text:p>
          </table:table-cell>
          <table:table-cell office:value-type="float" office:value="4.63132" calcext:value-type="float">
            <text:p>4,63132</text:p>
          </table:table-cell>
          <table:table-cell office:value-type="float" office:value="1385" calcext:value-type="float">
            <text:p>1385</text:p>
          </table:table-cell>
          <table:table-cell office:value-type="float" office:value="5.86939" calcext:value-type="float">
            <text:p>5,86939</text:p>
          </table:table-cell>
          <table:table-cell table:style-name="ce1" office:value-type="float" office:value="32011230" calcext:value-type="float">
            <text:p>3201123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0937200005" calcext:value-type="float">
            <text:p>10937200005</text:p>
          </table:table-cell>
          <table:table-cell office:value-type="float" office:value="1.11908" calcext:value-type="float">
            <text:p>1,11908</text:p>
          </table:table-cell>
          <table:table-cell office:value-type="float" office:value="934" calcext:value-type="float">
            <text:p>934</text:p>
          </table:table-cell>
          <table:table-cell office:value-type="float" office:value="1.63843" calcext:value-type="float">
            <text:p>1,63843</text:p>
          </table:table-cell>
          <table:table-cell table:style-name="ce1" office:value-type="float" office:value="20501290600" calcext:value-type="float">
            <text:p>20501290600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21243396" calcext:value-type="float">
            <text:p>121243396</text:p>
          </table:table-cell>
          <table:table-cell office:value-type="float" office:value="4.63132" calcext:value-type="float">
            <text:p>4,63132</text:p>
          </table:table-cell>
          <table:table-cell office:value-type="float" office:value="1385" calcext:value-type="float">
            <text:p>1385</text:p>
          </table:table-cell>
          <table:table-cell office:value-type="float" office:value="5.86939" calcext:value-type="float">
            <text:p>5,86939</text:p>
          </table:table-cell>
          <table:table-cell table:style-name="ce1" office:value-type="float" office:value="57717052726" calcext:value-type="float">
            <text:p>57717052726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9358053" calcext:value-type="float">
            <text:p>9358053</text:p>
          </table:table-cell>
          <table:table-cell office:value-type="float" office:value="1.11908" calcext:value-type="float">
            <text:p>1,11908</text:p>
          </table:table-cell>
          <table:table-cell office:value-type="float" office:value="934" calcext:value-type="float">
            <text:p>934</text:p>
          </table:table-cell>
          <table:table-cell office:value-type="float" office:value="1.63843" calcext:value-type="float">
            <text:p>1,63843</text:p>
          </table:table-cell>
          <table:table-cell table:style-name="ce1" office:value-type="float" office:value="26294211" calcext:value-type="float">
            <text:p>26294211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0717443991" calcext:value-type="float">
            <text:p>10717443991</text:p>
          </table:table-cell>
          <table:table-cell office:value-type="float" office:value="4.63132" calcext:value-type="float">
            <text:p>4,63132</text:p>
          </table:table-cell>
          <table:table-cell office:value-type="float" office:value="1385" calcext:value-type="float">
            <text:p>1385</text:p>
          </table:table-cell>
          <table:table-cell office:value-type="float" office:value="5.86939" calcext:value-type="float">
            <text:p>5,86939</text:p>
          </table:table-cell>
          <table:table-cell table:style-name="ce1" office:value-type="float" office:value="56742248859" calcext:value-type="float">
            <text:p>56742248859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6819642" calcext:value-type="float">
            <text:p>16819642</text:p>
          </table:table-cell>
          <table:table-cell office:value-type="float" office:value="1.11908" calcext:value-type="float">
            <text:p>1,11908</text:p>
          </table:table-cell>
          <table:table-cell office:value-type="float" office:value="934" calcext:value-type="float">
            <text:p>934</text:p>
          </table:table-cell>
          <table:table-cell office:value-type="float" office:value="1.63843" calcext:value-type="float">
            <text:p>1,63843</text:p>
          </table:table-cell>
          <table:table-cell table:style-name="ce1" office:value-type="float" office:value="19443894082" calcext:value-type="float">
            <text:p>19443894082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0762043247" calcext:value-type="float">
            <text:p>10762043247</text:p>
          </table:table-cell>
          <table:table-cell office:value-type="float" office:value="4.63132" calcext:value-type="float">
            <text:p>4,63132</text:p>
          </table:table-cell>
          <table:table-cell office:value-type="float" office:value="1385" calcext:value-type="float">
            <text:p>1385</text:p>
          </table:table-cell>
          <table:table-cell office:value-type="float" office:value="5.86939" calcext:value-type="float">
            <text:p>5,86939</text:p>
          </table:table-cell>
          <table:table-cell table:style-name="ce1" office:value-type="float" office:value="57784023234" calcext:value-type="float">
            <text:p>57784023234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6497273" calcext:value-type="float">
            <text:p>16497273</text:p>
          </table:table-cell>
          <table:table-cell office:value-type="float" office:value="1.11908" calcext:value-type="float">
            <text:p>1,11908</text:p>
          </table:table-cell>
          <table:table-cell office:value-type="float" office:value="934" calcext:value-type="float">
            <text:p>934</text:p>
          </table:table-cell>
          <table:table-cell office:value-type="float" office:value="1.63843" calcext:value-type="float">
            <text:p>1,63843</text:p>
          </table:table-cell>
          <table:table-cell table:style-name="ce1" office:value-type="float" office:value="18533755962" calcext:value-type="float">
            <text:p>18533755962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10]+[.B11]+[.B12]+[.B13]+[.B14])/5" office:value-type="float" office:value="0.104848" calcext:value-type="float">
            <text:p>0,104848</text:p>
          </table:table-cell>
          <table:table-cell table:formula="of:=([.C10]+[.C11]+[.C12]+[.C13]+[.C14])/5" office:value-type="float" office:value="13" calcext:value-type="float">
            <text:p>13</text:p>
          </table:table-cell>
          <table:table-cell table:formula="of:=([.D10]+[.D11]+[.D12]+[.D13]+[.D14])/5" office:value-type="float" office:value="0.106145" calcext:value-type="float">
            <text:p>0,106145</text:p>
          </table:table-cell>
          <table:table-cell table:style-name="ce1" table:formula="of:=([.E10]+[.E11]+[.E12]+[.E13]+[.E14])/5" office:value-type="float" office:value="8603001822.2" calcext:value-type="float">
            <text:p>8603001822,2</text:p>
          </table:table-cell>
          <table:table-cell table:formula="of:=([.F10]+[.F11]+[.F12]+[.F13]+[.F14])/5" office:value-type="float" office:value="4.63132" calcext:value-type="float">
            <text:p>4,63132</text:p>
          </table:table-cell>
          <table:table-cell table:formula="of:=([.G10]+[.G11]+[.G12]+[.G13]+[.G14])/5" office:value-type="float" office:value="1385" calcext:value-type="float">
            <text:p>1385</text:p>
          </table:table-cell>
          <table:table-cell table:formula="of:=([.H10]+[.H11]+[.H12]+[.H13]+[.H14])/5" office:value-type="float" office:value="5.86939" calcext:value-type="float">
            <text:p>5,86939</text:p>
          </table:table-cell>
          <table:table-cell table:style-name="ce1" table:formula="of:=([.I10]+[.I11]+[.I12]+[.I13]+[.I14])/5" office:value-type="float" office:value="46142694157.6" calcext:value-type="float">
            <text:p>46142694157,6</text:p>
          </table:table-cell>
          <table:table-cell table:formula="of:=([.J10]+[.J11]+[.J12]+[.J13]+[.J14])/5" office:value-type="float" office:value="0.117006" calcext:value-type="float">
            <text:p>0,117006</text:p>
          </table:table-cell>
          <table:table-cell table:formula="of:=([.K10]+[.K11]+[.K12]+[.K13]+[.K14])/5" office:value-type="float" office:value="0" calcext:value-type="float">
            <text:p>0</text:p>
          </table:table-cell>
          <table:table-cell table:formula="of:=([.L10]+[.L11]+[.L12]+[.L13]+[.L14])/5" office:value-type="float" office:value="0.117006" calcext:value-type="float">
            <text:p>0,117006</text:p>
          </table:table-cell>
          <table:table-cell table:style-name="ce1" table:formula="of:=([.M10]+[.M11]+[.M12]+[.M13]+[.M14])/5" office:value-type="float" office:value="4380956958.2" calcext:value-type="float">
            <text:p>4380956958,2</text:p>
          </table:table-cell>
          <table:table-cell office:value-type="float" office:value="1.11908" calcext:value-type="float">
            <text:p>1,11908</text:p>
          </table:table-cell>
          <table:table-cell office:value-type="float" office:value="934" calcext:value-type="float">
            <text:p>934</text:p>
          </table:table-cell>
          <table:table-cell office:value-type="float" office:value="1.63843" calcext:value-type="float">
            <text:p>1,63843</text:p>
          </table:table-cell>
          <table:table-cell table:style-name="ce1" table:formula="of:=([.Q10]+[.Q11]+[.Q12]+[.Q13]+[.Q14])/5" office:value-type="float" office:value="15626143133.6" calcext:value-type="float">
            <text:p>15626143133,6</text:p>
          </table:table-cell>
        </table:table-row>
        <table:table-row table:style-name="ro1">
          <table:table-cell table:style-name="ce1" office:value-type="string" calcext:value-type="string">
            <text:p>10% s = 1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0813069251" calcext:value-type="float">
            <text:p>10813069251</text:p>
          </table:table-cell>
          <table:table-cell office:value-type="float" office:value="4.59987" calcext:value-type="float">
            <text:p>4,59987</text:p>
          </table:table-cell>
          <table:table-cell office:value-type="float" office:value="1400" calcext:value-type="float">
            <text:p>1400</text:p>
          </table:table-cell>
          <table:table-cell office:value-type="float" office:value="5.92725" calcext:value-type="float">
            <text:p>5,92725</text:p>
          </table:table-cell>
          <table:table-cell table:style-name="ce1" office:value-type="float" office:value="31658275" calcext:value-type="float">
            <text:p>31658275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437877903" calcext:value-type="float">
            <text:p>11437877903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1203" calcext:value-type="float">
            <text:p>1203</text:p>
          </table:table-cell>
          <table:table-cell office:value-type="float" office:value="3.00813" calcext:value-type="float">
            <text:p>3,00813</text:p>
          </table:table-cell>
          <table:table-cell table:style-name="ce1" office:value-type="float" office:value="16904335" calcext:value-type="float">
            <text:p>16904335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0826775374" calcext:value-type="float">
            <text:p>10826775374</text:p>
          </table:table-cell>
          <table:table-cell office:value-type="float" office:value="4.59987" calcext:value-type="float">
            <text:p>4,59987</text:p>
          </table:table-cell>
          <table:table-cell office:value-type="float" office:value="1400" calcext:value-type="float">
            <text:p>1400</text:p>
          </table:table-cell>
          <table:table-cell office:value-type="float" office:value="5.92725" calcext:value-type="float">
            <text:p>5,92725</text:p>
          </table:table-cell>
          <table:table-cell table:style-name="ce1" office:value-type="float" office:value="57151240781" calcext:value-type="float">
            <text:p>57151240781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145230685" calcext:value-type="float">
            <text:p>11145230685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1203" calcext:value-type="float">
            <text:p>1203</text:p>
          </table:table-cell>
          <table:table-cell office:value-type="float" office:value="3.00813" calcext:value-type="float">
            <text:p>3,00813</text:p>
          </table:table-cell>
          <table:table-cell table:style-name="ce1" office:value-type="float" office:value="79755635" calcext:value-type="float">
            <text:p>79755635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0901469792" calcext:value-type="float">
            <text:p>10901469792</text:p>
          </table:table-cell>
          <table:table-cell office:value-type="float" office:value="4.59987" calcext:value-type="float">
            <text:p>4,59987</text:p>
          </table:table-cell>
          <table:table-cell office:value-type="float" office:value="1400" calcext:value-type="float">
            <text:p>1400</text:p>
          </table:table-cell>
          <table:table-cell office:value-type="float" office:value="5.92725" calcext:value-type="float">
            <text:p>5,92725</text:p>
          </table:table-cell>
          <table:table-cell table:style-name="ce1" office:value-type="float" office:value="542657829" calcext:value-type="float">
            <text:p>542657829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0960593306" calcext:value-type="float">
            <text:p>10960593306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1203" calcext:value-type="float">
            <text:p>1203</text:p>
          </table:table-cell>
          <table:table-cell office:value-type="float" office:value="3.00813" calcext:value-type="float">
            <text:p>3,00813</text:p>
          </table:table-cell>
          <table:table-cell table:style-name="ce1" office:value-type="float" office:value="18388026865" calcext:value-type="float">
            <text:p>18388026865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0815200707" calcext:value-type="float">
            <text:p>10815200707</text:p>
          </table:table-cell>
          <table:table-cell office:value-type="float" office:value="4.59987" calcext:value-type="float">
            <text:p>4,59987</text:p>
          </table:table-cell>
          <table:table-cell office:value-type="float" office:value="1400" calcext:value-type="float">
            <text:p>1400</text:p>
          </table:table-cell>
          <table:table-cell office:value-type="float" office:value="5.92725" calcext:value-type="float">
            <text:p>5,92725</text:p>
          </table:table-cell>
          <table:table-cell table:style-name="ce1" office:value-type="float" office:value="116956477" calcext:value-type="float">
            <text:p>116956477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0844482208" calcext:value-type="float">
            <text:p>10844482208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1203" calcext:value-type="float">
            <text:p>1203</text:p>
          </table:table-cell>
          <table:table-cell office:value-type="float" office:value="3.00813" calcext:value-type="float">
            <text:p>3,00813</text:p>
          </table:table-cell>
          <table:table-cell table:style-name="ce1" office:value-type="float" office:value="10734328" calcext:value-type="float">
            <text:p>10734328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9259588" calcext:value-type="float">
            <text:p>9259588</text:p>
          </table:table-cell>
          <table:table-cell office:value-type="float" office:value="4.59987" calcext:value-type="float">
            <text:p>4,59987</text:p>
          </table:table-cell>
          <table:table-cell office:value-type="float" office:value="1400" calcext:value-type="float">
            <text:p>1400</text:p>
          </table:table-cell>
          <table:table-cell office:value-type="float" office:value="5.92725" calcext:value-type="float">
            <text:p>5,92725</text:p>
          </table:table-cell>
          <table:table-cell table:style-name="ce1" office:value-type="float" office:value="160267294" calcext:value-type="float">
            <text:p>160267294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0636479064" calcext:value-type="float">
            <text:p>10636479064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1203" calcext:value-type="float">
            <text:p>1203</text:p>
          </table:table-cell>
          <table:table-cell office:value-type="float" office:value="3.00813" calcext:value-type="float">
            <text:p>3,00813</text:p>
          </table:table-cell>
          <table:table-cell table:style-name="ce1" office:value-type="float" office:value="30778905" calcext:value-type="float">
            <text:p>30778905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17]+[.B18]+[.B19]+[.B20]+[.B21])/5" office:value-type="float" office:value="0.104848" calcext:value-type="float">
            <text:p>0,104848</text:p>
          </table:table-cell>
          <table:table-cell table:formula="of:=([.C17]+[.C18]+[.C19]+[.C20]+[.C21])/5" office:value-type="float" office:value="13" calcext:value-type="float">
            <text:p>13</text:p>
          </table:table-cell>
          <table:table-cell table:formula="of:=([.D17]+[.D18]+[.D19]+[.D20]+[.D21])/5" office:value-type="float" office:value="0.106145" calcext:value-type="float">
            <text:p>0,106145</text:p>
          </table:table-cell>
          <table:table-cell table:style-name="ce1" table:formula="of:=([.E17]+[.E18]+[.E19]+[.E20]+[.E21])/5" office:value-type="float" office:value="8673154942.4" calcext:value-type="float">
            <text:p>8673154942,4</text:p>
          </table:table-cell>
          <table:table-cell table:formula="of:=([.F17]+[.F18]+[.F19]+[.F20]+[.F21])/5" office:value-type="float" office:value="4.59987" calcext:value-type="float">
            <text:p>4,59987</text:p>
          </table:table-cell>
          <table:table-cell table:formula="of:=([.G17]+[.G18]+[.G19]+[.G20]+[.G21])/5" office:value-type="float" office:value="1400" calcext:value-type="float">
            <text:p>1400</text:p>
          </table:table-cell>
          <table:table-cell table:formula="of:=([.H17]+[.H18]+[.H19]+[.H20]+[.H21])/5" office:value-type="float" office:value="5.92725" calcext:value-type="float">
            <text:p>5,92725</text:p>
          </table:table-cell>
          <table:table-cell table:style-name="ce1" table:formula="of:=([.I17]+[.I18]+[.I19]+[.I20]+[.I21])/5" office:value-type="float" office:value="11600556131.2" calcext:value-type="float">
            <text:p>11600556131,2</text:p>
          </table:table-cell>
          <table:table-cell table:formula="of:=([.J17]+[.J18]+[.J19]+[.J20]+[.J21])/5" office:value-type="float" office:value="0.117006" calcext:value-type="float">
            <text:p>0,117006</text:p>
          </table:table-cell>
          <table:table-cell table:formula="of:=([.K17]+[.K18]+[.K19]+[.K20]+[.K21])/5" office:value-type="float" office:value="0" calcext:value-type="float">
            <text:p>0</text:p>
          </table:table-cell>
          <table:table-cell table:formula="of:=([.L17]+[.L18]+[.L19]+[.L20]+[.L21])/5" office:value-type="float" office:value="0.117006" calcext:value-type="float">
            <text:p>0,117006</text:p>
          </table:table-cell>
          <table:table-cell table:style-name="ce1" table:formula="of:=([.M17]+[.M18]+[.M19]+[.M20]+[.M21])/5" office:value-type="float" office:value="11004932633.2" calcext:value-type="float">
            <text:p>11004932633,2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1203" calcext:value-type="float">
            <text:p>1203</text:p>
          </table:table-cell>
          <table:table-cell office:value-type="float" office:value="3.00813" calcext:value-type="float">
            <text:p>3,00813</text:p>
          </table:table-cell>
          <table:table-cell table:style-name="ce1" table:formula="of:=([.Q17]+[.Q18]+[.Q19]+[.Q20]+[.Q21])/5" office:value-type="float" office:value="3705240013.6" calcext:value-type="float">
            <text:p>3705240013,6</text:p>
          </table:table-cell>
        </table:table-row>
        <table:table-row table:style-name="ro1">
          <table:table-cell table:style-name="ce1" office:value-type="string" calcext:value-type="string">
            <text:p>10% s = 2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494" calcext:value-type="float">
            <text:p>494</text:p>
          </table:table-cell>
          <table:table-cell office:value-type="float" office:value="0.423491" calcext:value-type="float">
            <text:p>0,423491</text:p>
          </table:table-cell>
          <table:table-cell table:style-name="ce1" office:value-type="float" office:value="9586611" calcext:value-type="float">
            <text:p>9586611</text:p>
          </table:table-cell>
          <table:table-cell office:value-type="float" office:value="4.59987" calcext:value-type="float">
            <text:p>4,59987</text:p>
          </table:table-cell>
          <table:table-cell office:value-type="float" office:value="1400" calcext:value-type="float">
            <text:p>1400</text:p>
          </table:table-cell>
          <table:table-cell office:value-type="float" office:value="5.92725" calcext:value-type="float">
            <text:p>5,92725</text:p>
          </table:table-cell>
          <table:table-cell table:style-name="ce1" office:value-type="float" office:value="57586052142" calcext:value-type="float">
            <text:p>57586052142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477" calcext:value-type="float">
            <text:p>477</text:p>
          </table:table-cell>
          <table:table-cell office:value-type="float" office:value="0.568427" calcext:value-type="float">
            <text:p>0,568427</text:p>
          </table:table-cell>
          <table:table-cell table:style-name="ce1" office:value-type="float" office:value="8659673" calcext:value-type="float">
            <text:p>8659673</text:p>
          </table:table-cell>
          <table:table-cell office:value-type="float" office:value="1.96858" calcext:value-type="float">
            <text:p>1,96858</text:p>
          </table:table-cell>
          <table:table-cell office:value-type="float" office:value="1137" calcext:value-type="float">
            <text:p>1137</text:p>
          </table:table-cell>
          <table:table-cell office:value-type="float" office:value="2.97794" calcext:value-type="float">
            <text:p>2,97794</text:p>
          </table:table-cell>
          <table:table-cell table:style-name="ce1" office:value-type="float" office:value="53392816" calcext:value-type="float">
            <text:p>53392816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494" calcext:value-type="float">
            <text:p>494</text:p>
          </table:table-cell>
          <table:table-cell office:value-type="float" office:value="0.423491" calcext:value-type="float">
            <text:p>0,423491</text:p>
          </table:table-cell>
          <table:table-cell table:style-name="ce1" office:value-type="float" office:value="10908439309" calcext:value-type="float">
            <text:p>10908439309</text:p>
          </table:table-cell>
          <table:table-cell office:value-type="float" office:value="4.59987" calcext:value-type="float">
            <text:p>4,59987</text:p>
          </table:table-cell>
          <table:table-cell office:value-type="float" office:value="1400" calcext:value-type="float">
            <text:p>1400</text:p>
          </table:table-cell>
          <table:table-cell office:value-type="float" office:value="5.92725" calcext:value-type="float">
            <text:p>5,92725</text:p>
          </table:table-cell>
          <table:table-cell table:style-name="ce1" office:value-type="float" office:value="57984625512" calcext:value-type="float">
            <text:p>57984625512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477" calcext:value-type="float">
            <text:p>477</text:p>
          </table:table-cell>
          <table:table-cell office:value-type="float" office:value="0.568427" calcext:value-type="float">
            <text:p>0,568427</text:p>
          </table:table-cell>
          <table:table-cell table:style-name="ce1" office:value-type="float" office:value="10900567381" calcext:value-type="float">
            <text:p>10900567381</text:p>
          </table:table-cell>
          <table:table-cell office:value-type="float" office:value="1.96858" calcext:value-type="float">
            <text:p>1,96858</text:p>
          </table:table-cell>
          <table:table-cell office:value-type="float" office:value="1137" calcext:value-type="float">
            <text:p>1137</text:p>
          </table:table-cell>
          <table:table-cell office:value-type="float" office:value="2.97794" calcext:value-type="float">
            <text:p>2,97794</text:p>
          </table:table-cell>
          <table:table-cell table:style-name="ce1" office:value-type="float" office:value="18426379136" calcext:value-type="float">
            <text:p>18426379136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494" calcext:value-type="float">
            <text:p>494</text:p>
          </table:table-cell>
          <table:table-cell office:value-type="float" office:value="0.423491" calcext:value-type="float">
            <text:p>0,423491</text:p>
          </table:table-cell>
          <table:table-cell table:style-name="ce1" office:value-type="float" office:value="6012232" calcext:value-type="float">
            <text:p>6012232</text:p>
          </table:table-cell>
          <table:table-cell office:value-type="float" office:value="4.59987" calcext:value-type="float">
            <text:p>4,59987</text:p>
          </table:table-cell>
          <table:table-cell office:value-type="float" office:value="1400" calcext:value-type="float">
            <text:p>1400</text:p>
          </table:table-cell>
          <table:table-cell office:value-type="float" office:value="5.92725" calcext:value-type="float">
            <text:p>5,92725</text:p>
          </table:table-cell>
          <table:table-cell table:style-name="ce1" office:value-type="float" office:value="57620079948" calcext:value-type="float">
            <text:p>57620079948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477" calcext:value-type="float">
            <text:p>477</text:p>
          </table:table-cell>
          <table:table-cell office:value-type="float" office:value="0.568427" calcext:value-type="float">
            <text:p>0,568427</text:p>
          </table:table-cell>
          <table:table-cell table:style-name="ce1" office:value-type="float" office:value="11158123043" calcext:value-type="float">
            <text:p>11158123043</text:p>
          </table:table-cell>
          <table:table-cell office:value-type="float" office:value="1.96858" calcext:value-type="float">
            <text:p>1,96858</text:p>
          </table:table-cell>
          <table:table-cell office:value-type="float" office:value="1137" calcext:value-type="float">
            <text:p>1137</text:p>
          </table:table-cell>
          <table:table-cell office:value-type="float" office:value="2.97794" calcext:value-type="float">
            <text:p>2,97794</text:p>
          </table:table-cell>
          <table:table-cell table:style-name="ce1" office:value-type="float" office:value="18422876105" calcext:value-type="float">
            <text:p>18422876105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494" calcext:value-type="float">
            <text:p>494</text:p>
          </table:table-cell>
          <table:table-cell office:value-type="float" office:value="0.423491" calcext:value-type="float">
            <text:p>0,423491</text:p>
          </table:table-cell>
          <table:table-cell table:style-name="ce1" office:value-type="float" office:value="9911355" calcext:value-type="float">
            <text:p>9911355</text:p>
          </table:table-cell>
          <table:table-cell office:value-type="float" office:value="4.59987" calcext:value-type="float">
            <text:p>4,59987</text:p>
          </table:table-cell>
          <table:table-cell office:value-type="float" office:value="1400" calcext:value-type="float">
            <text:p>1400</text:p>
          </table:table-cell>
          <table:table-cell office:value-type="float" office:value="5.92725" calcext:value-type="float">
            <text:p>5,92725</text:p>
          </table:table-cell>
          <table:table-cell table:style-name="ce1" office:value-type="float" office:value="28619208" calcext:value-type="float">
            <text:p>28619208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477" calcext:value-type="float">
            <text:p>477</text:p>
          </table:table-cell>
          <table:table-cell office:value-type="float" office:value="0.568427" calcext:value-type="float">
            <text:p>0,568427</text:p>
          </table:table-cell>
          <table:table-cell table:style-name="ce1" office:value-type="float" office:value="10476070" calcext:value-type="float">
            <text:p>10476070</text:p>
          </table:table-cell>
          <table:table-cell office:value-type="float" office:value="1.96858" calcext:value-type="float">
            <text:p>1,96858</text:p>
          </table:table-cell>
          <table:table-cell office:value-type="float" office:value="1137" calcext:value-type="float">
            <text:p>1137</text:p>
          </table:table-cell>
          <table:table-cell office:value-type="float" office:value="2.97794" calcext:value-type="float">
            <text:p>2,97794</text:p>
          </table:table-cell>
          <table:table-cell table:style-name="ce1" office:value-type="float" office:value="18596243239" calcext:value-type="float">
            <text:p>18596243239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494" calcext:value-type="float">
            <text:p>494</text:p>
          </table:table-cell>
          <table:table-cell office:value-type="float" office:value="0.423491" calcext:value-type="float">
            <text:p>0,423491</text:p>
          </table:table-cell>
          <table:table-cell table:style-name="ce1" office:value-type="float" office:value="11205729081" calcext:value-type="float">
            <text:p>11205729081</text:p>
          </table:table-cell>
          <table:table-cell office:value-type="float" office:value="4.59987" calcext:value-type="float">
            <text:p>4,59987</text:p>
          </table:table-cell>
          <table:table-cell office:value-type="float" office:value="1400" calcext:value-type="float">
            <text:p>1400</text:p>
          </table:table-cell>
          <table:table-cell office:value-type="float" office:value="5.92725" calcext:value-type="float">
            <text:p>5,92725</text:p>
          </table:table-cell>
          <table:table-cell table:style-name="ce1" office:value-type="float" office:value="57564874493" calcext:value-type="float">
            <text:p>57564874493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477" calcext:value-type="float">
            <text:p>477</text:p>
          </table:table-cell>
          <table:table-cell office:value-type="float" office:value="0.568427" calcext:value-type="float">
            <text:p>0,568427</text:p>
          </table:table-cell>
          <table:table-cell table:style-name="ce1" office:value-type="float" office:value="11130142696" calcext:value-type="float">
            <text:p>11130142696</text:p>
          </table:table-cell>
          <table:table-cell office:value-type="float" office:value="1.96858" calcext:value-type="float">
            <text:p>1,96858</text:p>
          </table:table-cell>
          <table:table-cell office:value-type="float" office:value="1137" calcext:value-type="float">
            <text:p>1137</text:p>
          </table:table-cell>
          <table:table-cell office:value-type="float" office:value="2.97794" calcext:value-type="float">
            <text:p>2,97794</text:p>
          </table:table-cell>
          <table:table-cell table:style-name="ce1" office:value-type="float" office:value="18520617310" calcext:value-type="float">
            <text:p>18520617310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24]+[.B25]+[.B26]+[.B27]+[.B28])/5" office:value-type="float" office:value="0.301678" calcext:value-type="float">
            <text:p>0,301678</text:p>
          </table:table-cell>
          <table:table-cell table:formula="of:=([.C24]+[.C25]+[.C26]+[.C27]+[.C28])/5" office:value-type="float" office:value="494" calcext:value-type="float">
            <text:p>494</text:p>
          </table:table-cell>
          <table:table-cell table:formula="of:=([.D24]+[.D25]+[.D26]+[.D27]+[.D28])/5" office:value-type="float" office:value="0.423491" calcext:value-type="float">
            <text:p>0,423491</text:p>
          </table:table-cell>
          <table:table-cell table:style-name="ce1" table:formula="of:=([.E24]+[.E25]+[.E26]+[.E27]+[.E28])/5" office:value-type="float" office:value="4427935717.6" calcext:value-type="float">
            <text:p>4427935717,6</text:p>
          </table:table-cell>
          <table:table-cell table:formula="of:=([.F24]+[.F25]+[.F26]+[.F27]+[.F28])/5" office:value-type="float" office:value="4.59987" calcext:value-type="float">
            <text:p>4,59987</text:p>
          </table:table-cell>
          <table:table-cell table:formula="of:=([.G24]+[.G25]+[.G26]+[.G27]+[.G28])/5" office:value-type="float" office:value="1400" calcext:value-type="float">
            <text:p>1400</text:p>
          </table:table-cell>
          <table:table-cell table:formula="of:=([.H24]+[.H25]+[.H26]+[.H27]+[.H28])/5" office:value-type="float" office:value="5.92725" calcext:value-type="float">
            <text:p>5,92725</text:p>
          </table:table-cell>
          <table:table-cell table:style-name="ce1" table:formula="of:=([.I24]+[.I25]+[.I26]+[.I27]+[.I28])/5" office:value-type="float" office:value="46156850260.6" calcext:value-type="float">
            <text:p>46156850260,6</text:p>
          </table:table-cell>
          <table:table-cell table:formula="of:=([.J24]+[.J25]+[.J26]+[.J27]+[.J28])/5" office:value-type="float" office:value="0.409941" calcext:value-type="float">
            <text:p>0,409941</text:p>
          </table:table-cell>
          <table:table-cell table:formula="of:=([.K24]+[.K25]+[.K26]+[.K27]+[.K28])/5" office:value-type="float" office:value="477" calcext:value-type="float">
            <text:p>477</text:p>
          </table:table-cell>
          <table:table-cell table:formula="of:=([.L24]+[.L25]+[.L26]+[.L27]+[.L28])/5" office:value-type="float" office:value="0.568427" calcext:value-type="float">
            <text:p>0,568427</text:p>
          </table:table-cell>
          <table:table-cell table:style-name="ce1" table:formula="of:=([.M24]+[.M25]+[.M26]+[.M27]+[.M28])/5" office:value-type="float" office:value="6641593772.6" calcext:value-type="float">
            <text:p>6641593772,6</text:p>
          </table:table-cell>
          <table:table-cell table:formula="of:=([.N24]+[.N25]+[.N26]+[.N27]+[.N28])/5" office:value-type="float" office:value="1.96858" calcext:value-type="float">
            <text:p>1,96858</text:p>
          </table:table-cell>
          <table:table-cell table:formula="of:=([.O24]+[.O25]+[.O26]+[.O27]+[.O28])/5" office:value-type="float" office:value="1137" calcext:value-type="float">
            <text:p>1137</text:p>
          </table:table-cell>
          <table:table-cell table:formula="of:=([.P24]+[.P25]+[.P26]+[.P27]+[.P28])/5" office:value-type="float" office:value="2.97794" calcext:value-type="float">
            <text:p>2,97794</text:p>
          </table:table-cell>
          <table:table-cell table:style-name="ce1" table:formula="of:=([.Q24]+[.Q25]+[.Q26]+[.Q27]+[.Q28])/5" office:value-type="float" office:value="14803901721.2" calcext:value-type="float">
            <text:p>14803901721,2</text:p>
          </table:table-cell>
        </table:table-row>
        <table:table-row table:style-name="ro1">
          <table:table-cell table:style-name="ce1" office:value-type="string" calcext:value-type="string">
            <text:p>10% s = 2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299106" calcext:value-type="float">
            <text:p>0,299106</text:p>
          </table:table-cell>
          <table:table-cell office:value-type="float" office:value="498" calcext:value-type="float">
            <text:p>498</text:p>
          </table:table-cell>
          <table:table-cell office:value-type="float" office:value="0.418629" calcext:value-type="float">
            <text:p>0,418629</text:p>
          </table:table-cell>
          <table:table-cell table:style-name="ce1" office:value-type="float" office:value="6009191" calcext:value-type="float">
            <text:p>6009191</text:p>
          </table:table-cell>
          <table:table-cell office:value-type="float" office:value="4.33234" calcext:value-type="float">
            <text:p>4,33234</text:p>
          </table:table-cell>
          <table:table-cell office:value-type="float" office:value="1282" calcext:value-type="float">
            <text:p>1282</text:p>
          </table:table-cell>
          <table:table-cell office:value-type="float" office:value="5.52879" calcext:value-type="float">
            <text:p>5,52879</text:p>
          </table:table-cell>
          <table:table-cell table:style-name="ce1" office:value-type="float" office:value="56755790333" calcext:value-type="float">
            <text:p>56755790333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487" calcext:value-type="float">
            <text:p>487</text:p>
          </table:table-cell>
          <table:table-cell office:value-type="float" office:value="0.570157" calcext:value-type="float">
            <text:p>0,570157</text:p>
          </table:table-cell>
          <table:table-cell table:style-name="ce1" office:value-type="float" office:value="6372533" calcext:value-type="float">
            <text:p>6372533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1202" calcext:value-type="float">
            <text:p>1202</text:p>
          </table:table-cell>
          <table:table-cell office:value-type="float" office:value="3.0911" calcext:value-type="float">
            <text:p>3,0911</text:p>
          </table:table-cell>
          <table:table-cell table:style-name="ce1" office:value-type="float" office:value="10298315" calcext:value-type="float">
            <text:p>10298315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299106" calcext:value-type="float">
            <text:p>0,299106</text:p>
          </table:table-cell>
          <table:table-cell office:value-type="float" office:value="498" calcext:value-type="float">
            <text:p>498</text:p>
          </table:table-cell>
          <table:table-cell office:value-type="float" office:value="0.418629" calcext:value-type="float">
            <text:p>0,418629</text:p>
          </table:table-cell>
          <table:table-cell table:style-name="ce1" office:value-type="float" office:value="11025753397" calcext:value-type="float">
            <text:p>11025753397</text:p>
          </table:table-cell>
          <table:table-cell office:value-type="float" office:value="4.33234" calcext:value-type="float">
            <text:p>4,33234</text:p>
          </table:table-cell>
          <table:table-cell office:value-type="float" office:value="1282" calcext:value-type="float">
            <text:p>1282</text:p>
          </table:table-cell>
          <table:table-cell office:value-type="float" office:value="5.52879" calcext:value-type="float">
            <text:p>5,52879</text:p>
          </table:table-cell>
          <table:table-cell table:style-name="ce1" office:value-type="float" office:value="129925423" calcext:value-type="float">
            <text:p>129925423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487" calcext:value-type="float">
            <text:p>487</text:p>
          </table:table-cell>
          <table:table-cell office:value-type="float" office:value="0.570157" calcext:value-type="float">
            <text:p>0,570157</text:p>
          </table:table-cell>
          <table:table-cell table:style-name="ce1" office:value-type="float" office:value="8591511" calcext:value-type="float">
            <text:p>8591511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1202" calcext:value-type="float">
            <text:p>1202</text:p>
          </table:table-cell>
          <table:table-cell office:value-type="float" office:value="3.0911" calcext:value-type="float">
            <text:p>3,0911</text:p>
          </table:table-cell>
          <table:table-cell table:style-name="ce1" office:value-type="float" office:value="18528698022" calcext:value-type="float">
            <text:p>18528698022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299106" calcext:value-type="float">
            <text:p>0,299106</text:p>
          </table:table-cell>
          <table:table-cell office:value-type="float" office:value="498" calcext:value-type="float">
            <text:p>498</text:p>
          </table:table-cell>
          <table:table-cell office:value-type="float" office:value="0.418629" calcext:value-type="float">
            <text:p>0,418629</text:p>
          </table:table-cell>
          <table:table-cell table:style-name="ce1" office:value-type="float" office:value="10838710921" calcext:value-type="float">
            <text:p>10838710921</text:p>
          </table:table-cell>
          <table:table-cell office:value-type="float" office:value="4.33234" calcext:value-type="float">
            <text:p>4,33234</text:p>
          </table:table-cell>
          <table:table-cell office:value-type="float" office:value="1282" calcext:value-type="float">
            <text:p>1282</text:p>
          </table:table-cell>
          <table:table-cell office:value-type="float" office:value="5.52879" calcext:value-type="float">
            <text:p>5,52879</text:p>
          </table:table-cell>
          <table:table-cell table:style-name="ce1" office:value-type="float" office:value="57454579912" calcext:value-type="float">
            <text:p>57454579912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487" calcext:value-type="float">
            <text:p>487</text:p>
          </table:table-cell>
          <table:table-cell office:value-type="float" office:value="0.570157" calcext:value-type="float">
            <text:p>0,570157</text:p>
          </table:table-cell>
          <table:table-cell table:style-name="ce1" office:value-type="float" office:value="10965639365" calcext:value-type="float">
            <text:p>10965639365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1202" calcext:value-type="float">
            <text:p>1202</text:p>
          </table:table-cell>
          <table:table-cell office:value-type="float" office:value="3.0911" calcext:value-type="float">
            <text:p>3,0911</text:p>
          </table:table-cell>
          <table:table-cell table:style-name="ce1" office:value-type="float" office:value="18407967992" calcext:value-type="float">
            <text:p>18407967992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299106" calcext:value-type="float">
            <text:p>0,299106</text:p>
          </table:table-cell>
          <table:table-cell office:value-type="float" office:value="498" calcext:value-type="float">
            <text:p>498</text:p>
          </table:table-cell>
          <table:table-cell office:value-type="float" office:value="0.418629" calcext:value-type="float">
            <text:p>0,418629</text:p>
          </table:table-cell>
          <table:table-cell table:style-name="ce1" office:value-type="float" office:value="10978389750" calcext:value-type="float">
            <text:p>10978389750</text:p>
          </table:table-cell>
          <table:table-cell office:value-type="float" office:value="4.33234" calcext:value-type="float">
            <text:p>4,33234</text:p>
          </table:table-cell>
          <table:table-cell office:value-type="float" office:value="1282" calcext:value-type="float">
            <text:p>1282</text:p>
          </table:table-cell>
          <table:table-cell office:value-type="float" office:value="5.52879" calcext:value-type="float">
            <text:p>5,52879</text:p>
          </table:table-cell>
          <table:table-cell table:style-name="ce1" office:value-type="float" office:value="57015610193" calcext:value-type="float">
            <text:p>57015610193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487" calcext:value-type="float">
            <text:p>487</text:p>
          </table:table-cell>
          <table:table-cell office:value-type="float" office:value="0.570157" calcext:value-type="float">
            <text:p>0,570157</text:p>
          </table:table-cell>
          <table:table-cell table:style-name="ce1" office:value-type="float" office:value="11171667036" calcext:value-type="float">
            <text:p>11171667036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1202" calcext:value-type="float">
            <text:p>1202</text:p>
          </table:table-cell>
          <table:table-cell office:value-type="float" office:value="3.0911" calcext:value-type="float">
            <text:p>3,0911</text:p>
          </table:table-cell>
          <table:table-cell table:style-name="ce1" office:value-type="float" office:value="18371438644" calcext:value-type="float">
            <text:p>18371438644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299106" calcext:value-type="float">
            <text:p>0,299106</text:p>
          </table:table-cell>
          <table:table-cell office:value-type="float" office:value="498" calcext:value-type="float">
            <text:p>498</text:p>
          </table:table-cell>
          <table:table-cell office:value-type="float" office:value="0.418629" calcext:value-type="float">
            <text:p>0,418629</text:p>
          </table:table-cell>
          <table:table-cell table:style-name="ce1" office:value-type="float" office:value="5848173" calcext:value-type="float">
            <text:p>5848173</text:p>
          </table:table-cell>
          <table:table-cell office:value-type="float" office:value="4.33234" calcext:value-type="float">
            <text:p>4,33234</text:p>
          </table:table-cell>
          <table:table-cell office:value-type="float" office:value="1282" calcext:value-type="float">
            <text:p>1282</text:p>
          </table:table-cell>
          <table:table-cell office:value-type="float" office:value="5.52879" calcext:value-type="float">
            <text:p>5,52879</text:p>
          </table:table-cell>
          <table:table-cell table:style-name="ce1" office:value-type="float" office:value="30896831" calcext:value-type="float">
            <text:p>30896831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487" calcext:value-type="float">
            <text:p>487</text:p>
          </table:table-cell>
          <table:table-cell office:value-type="float" office:value="0.570157" calcext:value-type="float">
            <text:p>0,570157</text:p>
          </table:table-cell>
          <table:table-cell table:style-name="ce1" office:value-type="float" office:value="11336675004" calcext:value-type="float">
            <text:p>11336675004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1202" calcext:value-type="float">
            <text:p>1202</text:p>
          </table:table-cell>
          <table:table-cell office:value-type="float" office:value="3.0911" calcext:value-type="float">
            <text:p>3,0911</text:p>
          </table:table-cell>
          <table:table-cell table:style-name="ce1" office:value-type="float" office:value="10389439" calcext:value-type="float">
            <text:p>10389439</text:p>
          </table:table-cell>
        </table:table-row>
        <table:table-row table:style-name="ro1">
          <table:table-cell table:style-name="ce2" office:value-type="string" calcext:value-type="string">
            <text:p>Media</text:p>
          </table:table-cell>
          <table:table-cell table:style-name="ce9" table:formula="of:=([.B31]+[.B32]+[.B33]+[.B34]+[.B35])/5" office:value-type="float" office:value="0.299106" calcext:value-type="float">
            <text:p>0,299106</text:p>
          </table:table-cell>
          <table:table-cell table:style-name="ce9" table:formula="of:=([.C31]+[.C32]+[.C33]+[.C34]+[.C35])/5" office:value-type="float" office:value="498" calcext:value-type="float">
            <text:p>498</text:p>
          </table:table-cell>
          <table:table-cell table:style-name="ce9" table:formula="of:=([.D31]+[.D32]+[.D33]+[.D34]+[.D35])/5" office:value-type="float" office:value="0.418629" calcext:value-type="float">
            <text:p>0,418629</text:p>
          </table:table-cell>
          <table:table-cell table:style-name="ce2" table:formula="of:=([.E31]+[.E32]+[.E33]+[.E34]+[.E35])/5" office:value-type="float" office:value="6570942286.4" calcext:value-type="float">
            <text:p>6570942286,4</text:p>
          </table:table-cell>
          <table:table-cell table:style-name="ce9" table:formula="of:=([.F31]+[.F32]+[.F33]+[.F34]+[.F35])/5" office:value-type="float" office:value="4.33234" calcext:value-type="float">
            <text:p>4,33234</text:p>
          </table:table-cell>
          <table:table-cell table:style-name="ce9" table:formula="of:=([.G31]+[.G32]+[.G33]+[.G34]+[.G35])/5" office:value-type="float" office:value="1282" calcext:value-type="float">
            <text:p>1282</text:p>
          </table:table-cell>
          <table:table-cell table:style-name="ce9" table:formula="of:=([.H31]+[.H32]+[.H33]+[.H34]+[.H35])/5" office:value-type="float" office:value="5.52879" calcext:value-type="float">
            <text:p>5,52879</text:p>
          </table:table-cell>
          <table:table-cell table:style-name="ce2" table:formula="of:=([.I31]+[.I32]+[.I33]+[.I34]+[.I35])/5" office:value-type="float" office:value="34277360538.4" calcext:value-type="float">
            <text:p>34277360538,4</text:p>
          </table:table-cell>
          <table:table-cell table:style-name="ce9" table:formula="of:=([.J31]+[.J32]+[.J33]+[.J34]+[.J35])/5" office:value-type="float" office:value="0.409214" calcext:value-type="float">
            <text:p>0,409214</text:p>
          </table:table-cell>
          <table:table-cell table:style-name="ce9" table:formula="of:=([.K31]+[.K32]+[.K33]+[.K34]+[.K35])/5" office:value-type="float" office:value="487" calcext:value-type="float">
            <text:p>487</text:p>
          </table:table-cell>
          <table:table-cell table:style-name="ce9" table:formula="of:=([.L31]+[.L32]+[.L33]+[.L34]+[.L35])/5" office:value-type="float" office:value="0.570157" calcext:value-type="float">
            <text:p>0,570157</text:p>
          </table:table-cell>
          <table:table-cell table:style-name="ce2" table:formula="of:=([.M31]+[.M32]+[.M33]+[.M34]+[.M35])/5" office:value-type="float" office:value="6697789089.8" calcext:value-type="float">
            <text:p>6697789089,8</text:p>
          </table:table-cell>
          <table:table-cell table:style-name="ce9" table:formula="of:=([.N31]+[.N32]+[.N33]+[.N34]+[.N35])/5" office:value-type="float" office:value="2.02112" calcext:value-type="float">
            <text:p>2,02112</text:p>
          </table:table-cell>
          <table:table-cell table:style-name="ce9" table:formula="of:=([.O31]+[.O32]+[.O33]+[.O34]+[.O35])/5" office:value-type="float" office:value="1202" calcext:value-type="float">
            <text:p>1202</text:p>
          </table:table-cell>
          <table:table-cell table:style-name="ce9" table:formula="of:=([.P31]+[.P32]+[.P33]+[.P34]+[.P35])/5" office:value-type="float" office:value="3.0911" calcext:value-type="float">
            <text:p>3,0911</text:p>
          </table:table-cell>
          <table:table-cell table:style-name="ce2" table:formula="of:=([.Q31]+[.Q32]+[.Q33]+[.Q34]+[.Q35])/5" office:value-type="float" office:value="11065758482.4" calcext:value-type="float">
            <text:p>11065758482,4</text:p>
          </table:table-cell>
        </table:table-row>
        <table:table-row table:style-name="ro1">
          <table:table-cell table:style-name="ce3" office:value-type="string" calcext:value-type="string">
            <text:p>20% s = 1</text:p>
          </table:table-cell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2012058688" calcext:value-type="float">
            <text:p>12012058688</text:p>
          </table:table-cell>
          <table:table-cell office:value-type="float" office:value="7.45632" calcext:value-type="float">
            <text:p>7,45632</text:p>
          </table:table-cell>
          <table:table-cell office:value-type="float" office:value="3576" calcext:value-type="float">
            <text:p>3576</text:p>
          </table:table-cell>
          <table:table-cell office:value-type="float" office:value="9.85502" calcext:value-type="float">
            <text:p>9,85502</text:p>
          </table:table-cell>
          <table:table-cell table:style-name="ce1" office:value-type="float" office:value="138759490" calcext:value-type="float">
            <text:p>138759490</text:p>
          </table:table-cell>
          <table:table-cell office:value-type="float" office:value="0.410044" calcext:value-type="float">
            <text:p>0,410044</text:p>
          </table:table-cell>
          <table:table-cell office:value-type="float" office:value="1006" calcext:value-type="float">
            <text:p>1006</text:p>
          </table:table-cell>
          <table:table-cell office:value-type="float" office:value="0.600645" calcext:value-type="float">
            <text:p>0,600645</text:p>
          </table:table-cell>
          <table:table-cell table:style-name="ce1" office:value-type="float" office:value="17816336" calcext:value-type="float">
            <text:p>17816336</text:p>
          </table:table-cell>
          <table:table-cell office:value-type="float" office:value="2.02645" calcext:value-type="float">
            <text:p>2,02645</text:p>
          </table:table-cell>
          <table:table-cell office:value-type="float" office:value="2353" calcext:value-type="float">
            <text:p>2353</text:p>
          </table:table-cell>
          <table:table-cell office:value-type="float" office:value="3.02611" calcext:value-type="float">
            <text:p>3,02611</text:p>
          </table:table-cell>
          <table:table-cell table:style-name="ce1" office:value-type="float" office:value="32096147" calcext:value-type="float">
            <text:p>32096147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2102993334" calcext:value-type="float">
            <text:p>12102993334</text:p>
          </table:table-cell>
          <table:table-cell office:value-type="float" office:value="7.45632" calcext:value-type="float">
            <text:p>7,45632</text:p>
          </table:table-cell>
          <table:table-cell office:value-type="float" office:value="3576" calcext:value-type="float">
            <text:p>3576</text:p>
          </table:table-cell>
          <table:table-cell office:value-type="float" office:value="9.85502" calcext:value-type="float">
            <text:p>9,85502</text:p>
          </table:table-cell>
          <table:table-cell table:style-name="ce1" office:value-type="float" office:value="66099578" calcext:value-type="float">
            <text:p>66099578</text:p>
          </table:table-cell>
          <table:table-cell office:value-type="float" office:value="0.410044" calcext:value-type="float">
            <text:p>0,410044</text:p>
          </table:table-cell>
          <table:table-cell office:value-type="float" office:value="1006" calcext:value-type="float">
            <text:p>1006</text:p>
          </table:table-cell>
          <table:table-cell office:value-type="float" office:value="0.600645" calcext:value-type="float">
            <text:p>0,600645</text:p>
          </table:table-cell>
          <table:table-cell table:style-name="ce1" office:value-type="float" office:value="12105425551" calcext:value-type="float">
            <text:p>12105425551</text:p>
          </table:table-cell>
          <table:table-cell office:value-type="float" office:value="2.02645" calcext:value-type="float">
            <text:p>2,02645</text:p>
          </table:table-cell>
          <table:table-cell office:value-type="float" office:value="2353" calcext:value-type="float">
            <text:p>2353</text:p>
          </table:table-cell>
          <table:table-cell office:value-type="float" office:value="3.02611" calcext:value-type="float">
            <text:p>3,02611</text:p>
          </table:table-cell>
          <table:table-cell table:style-name="ce1" office:value-type="float" office:value="24069166" calcext:value-type="float">
            <text:p>24069166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5816054" calcext:value-type="float">
            <text:p>15816054</text:p>
          </table:table-cell>
          <table:table-cell office:value-type="float" office:value="7.45632" calcext:value-type="float">
            <text:p>7,45632</text:p>
          </table:table-cell>
          <table:table-cell office:value-type="float" office:value="3576" calcext:value-type="float">
            <text:p>3576</text:p>
          </table:table-cell>
          <table:table-cell office:value-type="float" office:value="9.85502" calcext:value-type="float">
            <text:p>9,85502</text:p>
          </table:table-cell>
          <table:table-cell table:style-name="ce1" office:value-type="float" office:value="62564418224" calcext:value-type="float">
            <text:p>62564418224</text:p>
          </table:table-cell>
          <table:table-cell office:value-type="float" office:value="0.410044" calcext:value-type="float">
            <text:p>0,410044</text:p>
          </table:table-cell>
          <table:table-cell office:value-type="float" office:value="1006" calcext:value-type="float">
            <text:p>1006</text:p>
          </table:table-cell>
          <table:table-cell office:value-type="float" office:value="0.600645" calcext:value-type="float">
            <text:p>0,600645</text:p>
          </table:table-cell>
          <table:table-cell table:style-name="ce1" office:value-type="float" office:value="6554664" calcext:value-type="float">
            <text:p>6554664</text:p>
          </table:table-cell>
          <table:table-cell office:value-type="float" office:value="2.02645" calcext:value-type="float">
            <text:p>2,02645</text:p>
          </table:table-cell>
          <table:table-cell office:value-type="float" office:value="2353" calcext:value-type="float">
            <text:p>2353</text:p>
          </table:table-cell>
          <table:table-cell office:value-type="float" office:value="3.02611" calcext:value-type="float">
            <text:p>3,02611</text:p>
          </table:table-cell>
          <table:table-cell table:style-name="ce1" office:value-type="float" office:value="17152983" calcext:value-type="float">
            <text:p>17152983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2197549079" calcext:value-type="float">
            <text:p>12197549079</text:p>
          </table:table-cell>
          <table:table-cell office:value-type="float" office:value="7.45632" calcext:value-type="float">
            <text:p>7,45632</text:p>
          </table:table-cell>
          <table:table-cell office:value-type="float" office:value="3576" calcext:value-type="float">
            <text:p>3576</text:p>
          </table:table-cell>
          <table:table-cell office:value-type="float" office:value="9.85502" calcext:value-type="float">
            <text:p>9,85502</text:p>
          </table:table-cell>
          <table:table-cell table:style-name="ce1" office:value-type="float" office:value="85133852" calcext:value-type="float">
            <text:p>85133852</text:p>
          </table:table-cell>
          <table:table-cell office:value-type="float" office:value="0.410044" calcext:value-type="float">
            <text:p>0,410044</text:p>
          </table:table-cell>
          <table:table-cell office:value-type="float" office:value="1006" calcext:value-type="float">
            <text:p>1006</text:p>
          </table:table-cell>
          <table:table-cell office:value-type="float" office:value="0.600645" calcext:value-type="float">
            <text:p>0,600645</text:p>
          </table:table-cell>
          <table:table-cell table:style-name="ce1" office:value-type="float" office:value="12355001523" calcext:value-type="float">
            <text:p>12355001523</text:p>
          </table:table-cell>
          <table:table-cell office:value-type="float" office:value="2.02645" calcext:value-type="float">
            <text:p>2,02645</text:p>
          </table:table-cell>
          <table:table-cell office:value-type="float" office:value="2353" calcext:value-type="float">
            <text:p>2353</text:p>
          </table:table-cell>
          <table:table-cell office:value-type="float" office:value="3.02611" calcext:value-type="float">
            <text:p>3,02611</text:p>
          </table:table-cell>
          <table:table-cell table:style-name="ce1" office:value-type="float" office:value="20545390861" calcext:value-type="float">
            <text:p>20545390861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9060983" calcext:value-type="float">
            <text:p>9060983</text:p>
          </table:table-cell>
          <table:table-cell office:value-type="float" office:value="7.45632" calcext:value-type="float">
            <text:p>7,45632</text:p>
          </table:table-cell>
          <table:table-cell office:value-type="float" office:value="3576" calcext:value-type="float">
            <text:p>3576</text:p>
          </table:table-cell>
          <table:table-cell office:value-type="float" office:value="9.85502" calcext:value-type="float">
            <text:p>9,85502</text:p>
          </table:table-cell>
          <table:table-cell table:style-name="ce1" office:value-type="float" office:value="61031267365" calcext:value-type="float">
            <text:p>61031267365</text:p>
          </table:table-cell>
          <table:table-cell office:value-type="float" office:value="0.410044" calcext:value-type="float">
            <text:p>0,410044</text:p>
          </table:table-cell>
          <table:table-cell office:value-type="float" office:value="1006" calcext:value-type="float">
            <text:p>1006</text:p>
          </table:table-cell>
          <table:table-cell office:value-type="float" office:value="0.600645" calcext:value-type="float">
            <text:p>0,600645</text:p>
          </table:table-cell>
          <table:table-cell table:style-name="ce1" office:value-type="float" office:value="6741308" calcext:value-type="float">
            <text:p>6741308</text:p>
          </table:table-cell>
          <table:table-cell office:value-type="float" office:value="2.02645" calcext:value-type="float">
            <text:p>2,02645</text:p>
          </table:table-cell>
          <table:table-cell office:value-type="float" office:value="2353" calcext:value-type="float">
            <text:p>2353</text:p>
          </table:table-cell>
          <table:table-cell office:value-type="float" office:value="3.02611" calcext:value-type="float">
            <text:p>3,02611</text:p>
          </table:table-cell>
          <table:table-cell table:style-name="ce1" office:value-type="float" office:value="24877967" calcext:value-type="float">
            <text:p>24877967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38]+[.B39]+[.B40]+[.B41]+[.B42])/5" office:value-type="float" office:value="0.105452" calcext:value-type="float">
            <text:p>0,105452</text:p>
          </table:table-cell>
          <table:table-cell table:formula="of:=([.C38]+[.C39]+[.C40]+[.C41]+[.C42])/5" office:value-type="float" office:value="21" calcext:value-type="float">
            <text:p>21</text:p>
          </table:table-cell>
          <table:table-cell table:formula="of:=([.D38]+[.D39]+[.D40]+[.D41]+[.D42])/5" office:value-type="float" office:value="0.106576" calcext:value-type="float">
            <text:p>0,106576</text:p>
          </table:table-cell>
          <table:table-cell table:style-name="ce1" table:formula="of:=([.E38]+[.E39]+[.E40]+[.E41]+[.E42])/5" office:value-type="float" office:value="7267495627.6" calcext:value-type="float">
            <text:p>7267495627,6</text:p>
          </table:table-cell>
          <table:table-cell table:formula="of:=([.F38]+[.F39]+[.F40]+[.F41]+[.F42])/5" office:value-type="float" office:value="7.45632" calcext:value-type="float">
            <text:p>7,45632</text:p>
          </table:table-cell>
          <table:table-cell table:formula="of:=([.G38]+[.G39]+[.G40]+[.G41]+[.G42])/5" office:value-type="float" office:value="3576" calcext:value-type="float">
            <text:p>3576</text:p>
          </table:table-cell>
          <table:table-cell table:formula="of:=([.H38]+[.H39]+[.H40]+[.H41]+[.H42])/5" office:value-type="float" office:value="9.85502" calcext:value-type="float">
            <text:p>9,85502</text:p>
          </table:table-cell>
          <table:table-cell table:style-name="ce1" table:formula="of:=([.I38]+[.I39]+[.I40]+[.I41]+[.I42])/5" office:value-type="float" office:value="24777135701.8" calcext:value-type="float">
            <text:p>24777135701,8</text:p>
          </table:table-cell>
          <table:table-cell table:formula="of:=([.J38]+[.J39]+[.J40]+[.J41]+[.J42])/5" office:value-type="float" office:value="0.410044" calcext:value-type="float">
            <text:p>0,410044</text:p>
          </table:table-cell>
          <table:table-cell table:formula="of:=([.K38]+[.K39]+[.K40]+[.K41]+[.K42])/5" office:value-type="float" office:value="1006" calcext:value-type="float">
            <text:p>1006</text:p>
          </table:table-cell>
          <table:table-cell table:formula="of:=([.L38]+[.L39]+[.L40]+[.L41]+[.L42])/5" office:value-type="float" office:value="0.600645" calcext:value-type="float">
            <text:p>0,600645</text:p>
          </table:table-cell>
          <table:table-cell table:style-name="ce1" table:formula="of:=([.M38]+[.M39]+[.M40]+[.M41]+[.M42])/5" office:value-type="float" office:value="4898307876.4" calcext:value-type="float">
            <text:p>4898307876,4</text:p>
          </table:table-cell>
          <table:table-cell table:formula="of:=([.N38]+[.N39]+[.N40]+[.N41]+[.N42])/5" office:value-type="float" office:value="2.02645" calcext:value-type="float">
            <text:p>2,02645</text:p>
          </table:table-cell>
          <table:table-cell table:formula="of:=([.O38]+[.O39]+[.O40]+[.O41]+[.O42])/5" office:value-type="float" office:value="2353" calcext:value-type="float">
            <text:p>2353</text:p>
          </table:table-cell>
          <table:table-cell table:formula="of:=([.P38]+[.P39]+[.P40]+[.P41]+[.P42])/5" office:value-type="float" office:value="3.02611" calcext:value-type="float">
            <text:p>3,02611</text:p>
          </table:table-cell>
          <table:table-cell table:style-name="ce1" table:formula="of:=([.Q38]+[.Q39]+[.Q40]+[.Q41]+[.Q42])/5" office:value-type="float" office:value="4128717424.8" calcext:value-type="float">
            <text:p>4128717424,8</text:p>
          </table:table-cell>
        </table:table-row>
        <table:table-row table:style-name="ro1">
          <table:table-cell table:style-name="ce4" office:value-type="string" calcext:value-type="string">
            <text:p>20% s = 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2190269243" calcext:value-type="float">
            <text:p>12190269243</text:p>
          </table:table-cell>
          <table:table-cell office:value-type="float" office:value="4.59512" calcext:value-type="float">
            <text:p>4,59512</text:p>
          </table:table-cell>
          <table:table-cell office:value-type="float" office:value="2845" calcext:value-type="float">
            <text:p>2845</text:p>
          </table:table-cell>
          <table:table-cell office:value-type="float" office:value="5.95024" calcext:value-type="float">
            <text:p>5,95024</text:p>
          </table:table-cell>
          <table:table-cell table:style-name="ce1" office:value-type="float" office:value="60854666268" calcext:value-type="float">
            <text:p>60854666268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590735212" calcext:value-type="float">
            <text:p>12590735212</text:p>
          </table:table-cell>
          <table:table-cell office:value-type="float" office:value="0.916391" calcext:value-type="float">
            <text:p>0,916391</text:p>
          </table:table-cell>
          <table:table-cell office:value-type="float" office:value="1942" calcext:value-type="float">
            <text:p>1942</text:p>
          </table:table-cell>
          <table:table-cell office:value-type="float" office:value="1.4816" calcext:value-type="float">
            <text:p>1,4816</text:p>
          </table:table-cell>
          <table:table-cell table:style-name="ce1" office:value-type="float" office:value="20565619275" calcext:value-type="float">
            <text:p>20565619275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2047617572" calcext:value-type="float">
            <text:p>12047617572</text:p>
          </table:table-cell>
          <table:table-cell office:value-type="float" office:value="4.59512" calcext:value-type="float">
            <text:p>4,59512</text:p>
          </table:table-cell>
          <table:table-cell office:value-type="float" office:value="2845" calcext:value-type="float">
            <text:p>2845</text:p>
          </table:table-cell>
          <table:table-cell office:value-type="float" office:value="5.95024" calcext:value-type="float">
            <text:p>5,95024</text:p>
          </table:table-cell>
          <table:table-cell table:style-name="ce1" office:value-type="float" office:value="63238166302" calcext:value-type="float">
            <text:p>63238166302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423308447" calcext:value-type="float">
            <text:p>12423308447</text:p>
          </table:table-cell>
          <table:table-cell office:value-type="float" office:value="0.916391" calcext:value-type="float">
            <text:p>0,916391</text:p>
          </table:table-cell>
          <table:table-cell office:value-type="float" office:value="1942" calcext:value-type="float">
            <text:p>1942</text:p>
          </table:table-cell>
          <table:table-cell office:value-type="float" office:value="1.4816" calcext:value-type="float">
            <text:p>1,4816</text:p>
          </table:table-cell>
          <table:table-cell table:style-name="ce1" office:value-type="float" office:value="20714146900" calcext:value-type="float">
            <text:p>20714146900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6389788" calcext:value-type="float">
            <text:p>6389788</text:p>
          </table:table-cell>
          <table:table-cell office:value-type="float" office:value="4.59512" calcext:value-type="float">
            <text:p>4,59512</text:p>
          </table:table-cell>
          <table:table-cell office:value-type="float" office:value="2845" calcext:value-type="float">
            <text:p>2845</text:p>
          </table:table-cell>
          <table:table-cell office:value-type="float" office:value="5.95024" calcext:value-type="float">
            <text:p>5,95024</text:p>
          </table:table-cell>
          <table:table-cell table:style-name="ce1" office:value-type="float" office:value="63115790286" calcext:value-type="float">
            <text:p>63115790286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466787503" calcext:value-type="float">
            <text:p>12466787503</text:p>
          </table:table-cell>
          <table:table-cell office:value-type="float" office:value="0.916391" calcext:value-type="float">
            <text:p>0,916391</text:p>
          </table:table-cell>
          <table:table-cell office:value-type="float" office:value="1942" calcext:value-type="float">
            <text:p>1942</text:p>
          </table:table-cell>
          <table:table-cell office:value-type="float" office:value="1.4816" calcext:value-type="float">
            <text:p>1,4816</text:p>
          </table:table-cell>
          <table:table-cell table:style-name="ce1" office:value-type="float" office:value="20825621779" calcext:value-type="float">
            <text:p>20825621779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7091043" calcext:value-type="float">
            <text:p>7091043</text:p>
          </table:table-cell>
          <table:table-cell office:value-type="float" office:value="4.59512" calcext:value-type="float">
            <text:p>4,59512</text:p>
          </table:table-cell>
          <table:table-cell office:value-type="float" office:value="2845" calcext:value-type="float">
            <text:p>2845</text:p>
          </table:table-cell>
          <table:table-cell office:value-type="float" office:value="5.95024" calcext:value-type="float">
            <text:p>5,95024</text:p>
          </table:table-cell>
          <table:table-cell table:style-name="ce1" office:value-type="float" office:value="63730151532" calcext:value-type="float">
            <text:p>63730151532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389645420" calcext:value-type="float">
            <text:p>12389645420</text:p>
          </table:table-cell>
          <table:table-cell office:value-type="float" office:value="0.916391" calcext:value-type="float">
            <text:p>0,916391</text:p>
          </table:table-cell>
          <table:table-cell office:value-type="float" office:value="1942" calcext:value-type="float">
            <text:p>1942</text:p>
          </table:table-cell>
          <table:table-cell office:value-type="float" office:value="1.4816" calcext:value-type="float">
            <text:p>1,4816</text:p>
          </table:table-cell>
          <table:table-cell table:style-name="ce1" office:value-type="float" office:value="21451909407" calcext:value-type="float">
            <text:p>21451909407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2048439040" calcext:value-type="float">
            <text:p>12048439040</text:p>
          </table:table-cell>
          <table:table-cell office:value-type="float" office:value="4.59512" calcext:value-type="float">
            <text:p>4,59512</text:p>
          </table:table-cell>
          <table:table-cell office:value-type="float" office:value="2845" calcext:value-type="float">
            <text:p>2845</text:p>
          </table:table-cell>
          <table:table-cell office:value-type="float" office:value="5.95024" calcext:value-type="float">
            <text:p>5,95024</text:p>
          </table:table-cell>
          <table:table-cell table:style-name="ce1" office:value-type="float" office:value="33944377" calcext:value-type="float">
            <text:p>33944377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426145338" calcext:value-type="float">
            <text:p>12426145338</text:p>
          </table:table-cell>
          <table:table-cell office:value-type="float" office:value="0.916391" calcext:value-type="float">
            <text:p>0,916391</text:p>
          </table:table-cell>
          <table:table-cell office:value-type="float" office:value="1942" calcext:value-type="float">
            <text:p>1942</text:p>
          </table:table-cell>
          <table:table-cell office:value-type="float" office:value="1.4816" calcext:value-type="float">
            <text:p>1,4816</text:p>
          </table:table-cell>
          <table:table-cell table:style-name="ce1" office:value-type="float" office:value="21537874881" calcext:value-type="float">
            <text:p>21537874881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45]+[.B46]+[.B47]+[.B48]+[.B49])/5" office:value-type="float" office:value="0.105452" calcext:value-type="float">
            <text:p>0,105452</text:p>
          </table:table-cell>
          <table:table-cell table:formula="of:=([.C45]+[.C46]+[.C47]+[.C48]+[.C49])/5" office:value-type="float" office:value="21" calcext:value-type="float">
            <text:p>21</text:p>
          </table:table-cell>
          <table:table-cell table:formula="of:=([.D45]+[.D46]+[.D47]+[.D48]+[.D49])/5" office:value-type="float" office:value="0.106576" calcext:value-type="float">
            <text:p>0,106576</text:p>
          </table:table-cell>
          <table:table-cell table:style-name="ce1" table:formula="of:=([.E45]+[.E46]+[.E47]+[.E48]+[.E49])/5" office:value-type="float" office:value="7259961337.2" calcext:value-type="float">
            <text:p>7259961337,2</text:p>
          </table:table-cell>
          <table:table-cell table:formula="of:=([.F45]+[.F46]+[.F47]+[.F48]+[.F49])/5" office:value-type="float" office:value="4.59512" calcext:value-type="float">
            <text:p>4,59512</text:p>
          </table:table-cell>
          <table:table-cell table:formula="of:=([.G45]+[.G46]+[.G47]+[.G48]+[.G49])/5" office:value-type="float" office:value="2845" calcext:value-type="float">
            <text:p>2845</text:p>
          </table:table-cell>
          <table:table-cell table:formula="of:=([.H45]+[.H46]+[.H47]+[.H48]+[.H49])/5" office:value-type="float" office:value="5.95024" calcext:value-type="float">
            <text:p>5,95024</text:p>
          </table:table-cell>
          <table:table-cell table:style-name="ce1" table:formula="of:=([.I45]+[.I46]+[.I47]+[.I48]+[.I49])/5" office:value-type="float" office:value="50194543753" calcext:value-type="float">
            <text:p>50194543753</text:p>
          </table:table-cell>
          <table:table-cell table:formula="of:=([.J45]+[.J46]+[.J47]+[.J48]+[.J49])/5" office:value-type="float" office:value="0.117006" calcext:value-type="float">
            <text:p>0,117006</text:p>
          </table:table-cell>
          <table:table-cell table:formula="of:=([.K45]+[.K46]+[.K47]+[.K48]+[.K49])/5" office:value-type="float" office:value="0" calcext:value-type="float">
            <text:p>0</text:p>
          </table:table-cell>
          <table:table-cell table:formula="of:=([.L45]+[.L46]+[.L47]+[.L48]+[.L49])/5" office:value-type="float" office:value="0.117006" calcext:value-type="float">
            <text:p>0,117006</text:p>
          </table:table-cell>
          <table:table-cell table:style-name="ce1" table:formula="of:=([.M45]+[.M46]+[.M47]+[.M48]+[.M49])/5" office:value-type="float" office:value="12459324384" calcext:value-type="float">
            <text:p>12459324384</text:p>
          </table:table-cell>
          <table:table-cell table:formula="of:=([.N45]+[.N46]+[.N47]+[.N48]+[.N49])/5" office:value-type="float" office:value="0.916391" calcext:value-type="float">
            <text:p>0,916391</text:p>
          </table:table-cell>
          <table:table-cell table:formula="of:=([.O45]+[.O46]+[.O47]+[.O48]+[.O49])/5" office:value-type="float" office:value="1942" calcext:value-type="float">
            <text:p>1942</text:p>
          </table:table-cell>
          <table:table-cell table:formula="of:=([.P45]+[.P46]+[.P47]+[.P48]+[.P49])/5" office:value-type="float" office:value="1.4816" calcext:value-type="float">
            <text:p>1,4816</text:p>
          </table:table-cell>
          <table:table-cell table:style-name="ce1" table:formula="of:=([.Q45]+[.Q46]+[.Q47]+[.Q48]+[.Q49])/5" office:value-type="float" office:value="21019034448.4" calcext:value-type="float">
            <text:p>21019034448,4</text:p>
          </table:table-cell>
        </table:table-row>
        <table:table-row table:style-name="ro1">
          <table:table-cell table:style-name="ce4" office:value-type="string" calcext:value-type="string">
            <text:p>20% s = 1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2145973262" calcext:value-type="float">
            <text:p>12145973262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3655" calcext:value-type="float">
            <text:p>3655</text:p>
          </table:table-cell>
          <table:table-cell office:value-type="float" office:value="9.91985" calcext:value-type="float">
            <text:p>9,91985</text:p>
          </table:table-cell>
          <table:table-cell table:style-name="ce1" office:value-type="float" office:value="33914116" calcext:value-type="float">
            <text:p>33914116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288759845" calcext:value-type="float">
            <text:p>12288759845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2312" calcext:value-type="float">
            <text:p>2312</text:p>
          </table:table-cell>
          <table:table-cell office:value-type="float" office:value="3.01179" calcext:value-type="float">
            <text:p>3,01179</text:p>
          </table:table-cell>
          <table:table-cell table:style-name="ce1" office:value-type="float" office:value="19148765" calcext:value-type="float">
            <text:p>19148765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6515165" calcext:value-type="float">
            <text:p>6515165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3655" calcext:value-type="float">
            <text:p>3655</text:p>
          </table:table-cell>
          <table:table-cell office:value-type="float" office:value="9.91985" calcext:value-type="float">
            <text:p>9,91985</text:p>
          </table:table-cell>
          <table:table-cell table:style-name="ce1" office:value-type="float" office:value="64269955868" calcext:value-type="float">
            <text:p>64269955868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2664093" calcext:value-type="float">
            <text:p>22664093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2312" calcext:value-type="float">
            <text:p>2312</text:p>
          </table:table-cell>
          <table:table-cell office:value-type="float" office:value="3.01179" calcext:value-type="float">
            <text:p>3,01179</text:p>
          </table:table-cell>
          <table:table-cell table:style-name="ce1" office:value-type="float" office:value="21591598871" calcext:value-type="float">
            <text:p>21591598871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9136541" calcext:value-type="float">
            <text:p>9136541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3655" calcext:value-type="float">
            <text:p>3655</text:p>
          </table:table-cell>
          <table:table-cell office:value-type="float" office:value="9.91985" calcext:value-type="float">
            <text:p>9,91985</text:p>
          </table:table-cell>
          <table:table-cell table:style-name="ce1" office:value-type="float" office:value="63568881427" calcext:value-type="float">
            <text:p>63568881427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465300760" calcext:value-type="float">
            <text:p>12465300760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2312" calcext:value-type="float">
            <text:p>2312</text:p>
          </table:table-cell>
          <table:table-cell office:value-type="float" office:value="3.01179" calcext:value-type="float">
            <text:p>3,01179</text:p>
          </table:table-cell>
          <table:table-cell table:style-name="ce1" office:value-type="float" office:value="36252347" calcext:value-type="float">
            <text:p>36252347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2309695018" calcext:value-type="float">
            <text:p>12309695018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3655" calcext:value-type="float">
            <text:p>3655</text:p>
          </table:table-cell>
          <table:table-cell office:value-type="float" office:value="9.91985" calcext:value-type="float">
            <text:p>9,91985</text:p>
          </table:table-cell>
          <table:table-cell table:style-name="ce1" office:value-type="float" office:value="156682244" calcext:value-type="float">
            <text:p>156682244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612130838" calcext:value-type="float">
            <text:p>12612130838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2312" calcext:value-type="float">
            <text:p>2312</text:p>
          </table:table-cell>
          <table:table-cell office:value-type="float" office:value="3.01179" calcext:value-type="float">
            <text:p>3,01179</text:p>
          </table:table-cell>
          <table:table-cell table:style-name="ce1" office:value-type="float" office:value="21815741726" calcext:value-type="float">
            <text:p>21815741726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21745382" calcext:value-type="float">
            <text:p>21745382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3655" calcext:value-type="float">
            <text:p>3655</text:p>
          </table:table-cell>
          <table:table-cell office:value-type="float" office:value="9.91985" calcext:value-type="float">
            <text:p>9,91985</text:p>
          </table:table-cell>
          <table:table-cell table:style-name="ce1" office:value-type="float" office:value="81427824" calcext:value-type="float">
            <text:p>81427824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450108323" calcext:value-type="float">
            <text:p>12450108323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2312" calcext:value-type="float">
            <text:p>2312</text:p>
          </table:table-cell>
          <table:table-cell office:value-type="float" office:value="3.01179" calcext:value-type="float">
            <text:p>3,01179</text:p>
          </table:table-cell>
          <table:table-cell table:style-name="ce1" office:value-type="float" office:value="11078623" calcext:value-type="float">
            <text:p>11078623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52]+[.B53]+[.B54]+[.B55]+[.B56])/5" office:value-type="float" office:value="0.105452" calcext:value-type="float">
            <text:p>0,105452</text:p>
          </table:table-cell>
          <table:table-cell table:formula="of:=([.C52]+[.C53]+[.C54]+[.C55]+[.C56])/5" office:value-type="float" office:value="21" calcext:value-type="float">
            <text:p>21</text:p>
          </table:table-cell>
          <table:table-cell table:formula="of:=([.D52]+[.D53]+[.D54]+[.D55]+[.D56])/5" office:value-type="float" office:value="0.106576" calcext:value-type="float">
            <text:p>0,106576</text:p>
          </table:table-cell>
          <table:table-cell table:style-name="ce1" table:formula="of:=([.E52]+[.E53]+[.E54]+[.E55]+[.E56])/5" office:value-type="float" office:value="4898613073.6" calcext:value-type="float">
            <text:p>4898613073,6</text:p>
          </table:table-cell>
          <table:table-cell table:formula="of:=([.F52]+[.F53]+[.F54]+[.F55]+[.F56])/5" office:value-type="float" office:value="7.41058" calcext:value-type="float">
            <text:p>7,41058</text:p>
          </table:table-cell>
          <table:table-cell table:formula="of:=([.G52]+[.G53]+[.G54]+[.G55]+[.G56])/5" office:value-type="float" office:value="3655" calcext:value-type="float">
            <text:p>3655</text:p>
          </table:table-cell>
          <table:table-cell table:formula="of:=([.H52]+[.H53]+[.H54]+[.H55]+[.H56])/5" office:value-type="float" office:value="9.91985" calcext:value-type="float">
            <text:p>9,91985</text:p>
          </table:table-cell>
          <table:table-cell table:style-name="ce1" table:formula="of:=([.I52]+[.I53]+[.I54]+[.I55]+[.I56])/5" office:value-type="float" office:value="25622172295.8" calcext:value-type="float">
            <text:p>25622172295,8</text:p>
          </table:table-cell>
          <table:table-cell table:formula="of:=([.J52]+[.J53]+[.J54]+[.J55]+[.J56])/5" office:value-type="float" office:value="0.117006" calcext:value-type="float">
            <text:p>0,117006</text:p>
          </table:table-cell>
          <table:table-cell table:formula="of:=([.K52]+[.K53]+[.K54]+[.K55]+[.K56])/5" office:value-type="float" office:value="0" calcext:value-type="float">
            <text:p>0</text:p>
          </table:table-cell>
          <table:table-cell table:formula="of:=([.L52]+[.L53]+[.L54]+[.L55]+[.L56])/5" office:value-type="float" office:value="0.117006" calcext:value-type="float">
            <text:p>0,117006</text:p>
          </table:table-cell>
          <table:table-cell table:style-name="ce1" table:formula="of:=([.M52]+[.M53]+[.M54]+[.M55]+[.M56])/5" office:value-type="float" office:value="9967792771.8" calcext:value-type="float">
            <text:p>9967792771,8</text:p>
          </table:table-cell>
          <table:table-cell table:formula="of:=([.N52]+[.N53]+[.N54]+[.N55]+[.N56])/5" office:value-type="float" office:value="1.99816" calcext:value-type="float">
            <text:p>1,99816</text:p>
          </table:table-cell>
          <table:table-cell table:formula="of:=([.O52]+[.O53]+[.O54]+[.O55]+[.O56])/5" office:value-type="float" office:value="2312" calcext:value-type="float">
            <text:p>2312</text:p>
          </table:table-cell>
          <table:table-cell table:formula="of:=([.P52]+[.P53]+[.P54]+[.P55]+[.P56])/5" office:value-type="float" office:value="3.01179" calcext:value-type="float">
            <text:p>3,01179</text:p>
          </table:table-cell>
          <table:table-cell table:style-name="ce1" table:formula="of:=([.Q52]+[.Q53]+[.Q54]+[.Q55]+[.Q56])/5" office:value-type="float" office:value="8694764066.4" calcext:value-type="float">
            <text:p>8694764066,4</text:p>
          </table:table-cell>
        </table:table-row>
        <table:table-row table:style-name="ro1">
          <table:table-cell table:style-name="ce4" office:value-type="string" calcext:value-type="string">
            <text:p>20% s = 2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296033" calcext:value-type="float">
            <text:p>0,296033</text:p>
          </table:table-cell>
          <table:table-cell office:value-type="float" office:value="960" calcext:value-type="float">
            <text:p>960</text:p>
          </table:table-cell>
          <table:table-cell office:value-type="float" office:value="0.419073" calcext:value-type="float">
            <text:p>0,419073</text:p>
          </table:table-cell>
          <table:table-cell table:style-name="ce1" office:value-type="float" office:value="23877612" calcext:value-type="float">
            <text:p>23877612</text:p>
          </table:table-cell>
          <table:table-cell office:value-type="float" office:value="4.63505" calcext:value-type="float">
            <text:p>4,63505</text:p>
          </table:table-cell>
          <table:table-cell office:value-type="float" office:value="2844" calcext:value-type="float">
            <text:p>2844</text:p>
          </table:table-cell>
          <table:table-cell office:value-type="float" office:value="5.98362" calcext:value-type="float">
            <text:p>5,98362</text:p>
          </table:table-cell>
          <table:table-cell table:style-name="ce1" office:value-type="float" office:value="63253103302" calcext:value-type="float">
            <text:p>63253103302</text:p>
          </table:table-cell>
          <table:table-cell office:value-type="float" office:value="0.409225" calcext:value-type="float">
            <text:p>0,409225</text:p>
          </table:table-cell>
          <table:table-cell office:value-type="float" office:value="1035" calcext:value-type="float">
            <text:p>1035</text:p>
          </table:table-cell>
          <table:table-cell office:value-type="float" office:value="0.592646" calcext:value-type="float">
            <text:p>0,592646</text:p>
          </table:table-cell>
          <table:table-cell table:style-name="ce1" office:value-type="float" office:value="21632777" calcext:value-type="float">
            <text:p>21632777</text:p>
          </table:table-cell>
          <table:table-cell office:value-type="float" office:value="1.11361" calcext:value-type="float">
            <text:p>1,11361</text:p>
          </table:table-cell>
          <table:table-cell office:value-type="float" office:value="1977" calcext:value-type="float">
            <text:p>1977</text:p>
          </table:table-cell>
          <table:table-cell office:value-type="float" office:value="1.68432" calcext:value-type="float">
            <text:p>1,68432</text:p>
          </table:table-cell>
          <table:table-cell table:style-name="ce1" office:value-type="float" office:value="21914065321" calcext:value-type="float">
            <text:p>21914065321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296033" calcext:value-type="float">
            <text:p>0,296033</text:p>
          </table:table-cell>
          <table:table-cell office:value-type="float" office:value="960" calcext:value-type="float">
            <text:p>960</text:p>
          </table:table-cell>
          <table:table-cell office:value-type="float" office:value="0.419073" calcext:value-type="float">
            <text:p>0,419073</text:p>
          </table:table-cell>
          <table:table-cell table:style-name="ce1" office:value-type="float" office:value="12273945596" calcext:value-type="float">
            <text:p>12273945596</text:p>
          </table:table-cell>
          <table:table-cell office:value-type="float" office:value="4.63505" calcext:value-type="float">
            <text:p>4,63505</text:p>
          </table:table-cell>
          <table:table-cell office:value-type="float" office:value="2844" calcext:value-type="float">
            <text:p>2844</text:p>
          </table:table-cell>
          <table:table-cell office:value-type="float" office:value="5.98362" calcext:value-type="float">
            <text:p>5,98362</text:p>
          </table:table-cell>
          <table:table-cell table:style-name="ce1" office:value-type="float" office:value="121001564" calcext:value-type="float">
            <text:p>121001564</text:p>
          </table:table-cell>
          <table:table-cell office:value-type="float" office:value="0.409225" calcext:value-type="float">
            <text:p>0,409225</text:p>
          </table:table-cell>
          <table:table-cell office:value-type="float" office:value="1035" calcext:value-type="float">
            <text:p>1035</text:p>
          </table:table-cell>
          <table:table-cell office:value-type="float" office:value="0.592646" calcext:value-type="float">
            <text:p>0,592646</text:p>
          </table:table-cell>
          <table:table-cell table:style-name="ce1" office:value-type="float" office:value="12443482869" calcext:value-type="float">
            <text:p>12443482869</text:p>
          </table:table-cell>
          <table:table-cell office:value-type="float" office:value="1.11361" calcext:value-type="float">
            <text:p>1,11361</text:p>
          </table:table-cell>
          <table:table-cell office:value-type="float" office:value="1977" calcext:value-type="float">
            <text:p>1977</text:p>
          </table:table-cell>
          <table:table-cell office:value-type="float" office:value="1.68432" calcext:value-type="float">
            <text:p>1,68432</text:p>
          </table:table-cell>
          <table:table-cell table:style-name="ce1" office:value-type="float" office:value="22163610656" calcext:value-type="float">
            <text:p>22163610656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296033" calcext:value-type="float">
            <text:p>0,296033</text:p>
          </table:table-cell>
          <table:table-cell office:value-type="float" office:value="960" calcext:value-type="float">
            <text:p>960</text:p>
          </table:table-cell>
          <table:table-cell office:value-type="float" office:value="0.419073" calcext:value-type="float">
            <text:p>0,419073</text:p>
          </table:table-cell>
          <table:table-cell table:style-name="ce1" office:value-type="float" office:value="12154088728" calcext:value-type="float">
            <text:p>12154088728</text:p>
          </table:table-cell>
          <table:table-cell office:value-type="float" office:value="4.63505" calcext:value-type="float">
            <text:p>4,63505</text:p>
          </table:table-cell>
          <table:table-cell office:value-type="float" office:value="2844" calcext:value-type="float">
            <text:p>2844</text:p>
          </table:table-cell>
          <table:table-cell office:value-type="float" office:value="5.98362" calcext:value-type="float">
            <text:p>5,98362</text:p>
          </table:table-cell>
          <table:table-cell table:style-name="ce1" office:value-type="float" office:value="237179768" calcext:value-type="float">
            <text:p>237179768</text:p>
          </table:table-cell>
          <table:table-cell office:value-type="float" office:value="0.409225" calcext:value-type="float">
            <text:p>0,409225</text:p>
          </table:table-cell>
          <table:table-cell office:value-type="float" office:value="1035" calcext:value-type="float">
            <text:p>1035</text:p>
          </table:table-cell>
          <table:table-cell office:value-type="float" office:value="0.592646" calcext:value-type="float">
            <text:p>0,592646</text:p>
          </table:table-cell>
          <table:table-cell table:style-name="ce1" office:value-type="float" office:value="12223314578" calcext:value-type="float">
            <text:p>12223314578</text:p>
          </table:table-cell>
          <table:table-cell office:value-type="float" office:value="1.11361" calcext:value-type="float">
            <text:p>1,11361</text:p>
          </table:table-cell>
          <table:table-cell office:value-type="float" office:value="1977" calcext:value-type="float">
            <text:p>1977</text:p>
          </table:table-cell>
          <table:table-cell office:value-type="float" office:value="1.68432" calcext:value-type="float">
            <text:p>1,68432</text:p>
          </table:table-cell>
          <table:table-cell table:style-name="ce1" office:value-type="float" office:value="208570023" calcext:value-type="float">
            <text:p>208570023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296033" calcext:value-type="float">
            <text:p>0,296033</text:p>
          </table:table-cell>
          <table:table-cell office:value-type="float" office:value="960" calcext:value-type="float">
            <text:p>960</text:p>
          </table:table-cell>
          <table:table-cell office:value-type="float" office:value="0.419073" calcext:value-type="float">
            <text:p>0,419073</text:p>
          </table:table-cell>
          <table:table-cell table:style-name="ce1" office:value-type="float" office:value="12192290591" calcext:value-type="float">
            <text:p>12192290591</text:p>
          </table:table-cell>
          <table:table-cell office:value-type="float" office:value="4.63505" calcext:value-type="float">
            <text:p>4,63505</text:p>
          </table:table-cell>
          <table:table-cell office:value-type="float" office:value="2844" calcext:value-type="float">
            <text:p>2844</text:p>
          </table:table-cell>
          <table:table-cell office:value-type="float" office:value="5.98362" calcext:value-type="float">
            <text:p>5,98362</text:p>
          </table:table-cell>
          <table:table-cell table:style-name="ce1" office:value-type="float" office:value="30192531" calcext:value-type="float">
            <text:p>30192531</text:p>
          </table:table-cell>
          <table:table-cell office:value-type="float" office:value="0.409225" calcext:value-type="float">
            <text:p>0,409225</text:p>
          </table:table-cell>
          <table:table-cell office:value-type="float" office:value="1035" calcext:value-type="float">
            <text:p>1035</text:p>
          </table:table-cell>
          <table:table-cell office:value-type="float" office:value="0.592646" calcext:value-type="float">
            <text:p>0,592646</text:p>
          </table:table-cell>
          <table:table-cell table:style-name="ce1" office:value-type="float" office:value="20624158" calcext:value-type="float">
            <text:p>20624158</text:p>
          </table:table-cell>
          <table:table-cell office:value-type="float" office:value="1.11361" calcext:value-type="float">
            <text:p>1,11361</text:p>
          </table:table-cell>
          <table:table-cell office:value-type="float" office:value="1977" calcext:value-type="float">
            <text:p>1977</text:p>
          </table:table-cell>
          <table:table-cell office:value-type="float" office:value="1.68432" calcext:value-type="float">
            <text:p>1,68432</text:p>
          </table:table-cell>
          <table:table-cell table:style-name="ce1" office:value-type="float" office:value="21989794856" calcext:value-type="float">
            <text:p>21989794856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296033" calcext:value-type="float">
            <text:p>0,296033</text:p>
          </table:table-cell>
          <table:table-cell office:value-type="float" office:value="960" calcext:value-type="float">
            <text:p>960</text:p>
          </table:table-cell>
          <table:table-cell office:value-type="float" office:value="0.419073" calcext:value-type="float">
            <text:p>0,419073</text:p>
          </table:table-cell>
          <table:table-cell table:style-name="ce1" office:value-type="float" office:value="12311944586" calcext:value-type="float">
            <text:p>12311944586</text:p>
          </table:table-cell>
          <table:table-cell office:value-type="float" office:value="4.63505" calcext:value-type="float">
            <text:p>4,63505</text:p>
          </table:table-cell>
          <table:table-cell office:value-type="float" office:value="2844" calcext:value-type="float">
            <text:p>2844</text:p>
          </table:table-cell>
          <table:table-cell office:value-type="float" office:value="5.98362" calcext:value-type="float">
            <text:p>5,98362</text:p>
          </table:table-cell>
          <table:table-cell table:style-name="ce1" office:value-type="float" office:value="66317761" calcext:value-type="float">
            <text:p>66317761</text:p>
          </table:table-cell>
          <table:table-cell office:value-type="float" office:value="0.409225" calcext:value-type="float">
            <text:p>0,409225</text:p>
          </table:table-cell>
          <table:table-cell office:value-type="float" office:value="1035" calcext:value-type="float">
            <text:p>1035</text:p>
          </table:table-cell>
          <table:table-cell office:value-type="float" office:value="0.592646" calcext:value-type="float">
            <text:p>0,592646</text:p>
          </table:table-cell>
          <table:table-cell table:style-name="ce1" office:value-type="float" office:value="33871364" calcext:value-type="float">
            <text:p>33871364</text:p>
          </table:table-cell>
          <table:table-cell office:value-type="float" office:value="1.11361" calcext:value-type="float">
            <text:p>1,11361</text:p>
          </table:table-cell>
          <table:table-cell office:value-type="float" office:value="1977" calcext:value-type="float">
            <text:p>1977</text:p>
          </table:table-cell>
          <table:table-cell office:value-type="float" office:value="1.68432" calcext:value-type="float">
            <text:p>1,68432</text:p>
          </table:table-cell>
          <table:table-cell table:style-name="ce1" office:value-type="float" office:value="22219973328" calcext:value-type="float">
            <text:p>22219973328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59]+[.B60]+[.B61]+[.B62]+[.B63])/5" office:value-type="float" office:value="0.296033" calcext:value-type="float">
            <text:p>0,296033</text:p>
          </table:table-cell>
          <table:table-cell table:formula="of:=([.C59]+[.C60]+[.C61]+[.C62]+[.C63])/5" office:value-type="float" office:value="960" calcext:value-type="float">
            <text:p>960</text:p>
          </table:table-cell>
          <table:table-cell table:formula="of:=([.D59]+[.D60]+[.D61]+[.D62]+[.D63])/5" office:value-type="float" office:value="0.419073" calcext:value-type="float">
            <text:p>0,419073</text:p>
          </table:table-cell>
          <table:table-cell table:style-name="ce1" table:formula="of:=([.E59]+[.E60]+[.E61]+[.E62]+[.E63])/5" office:value-type="float" office:value="9791229422.6" calcext:value-type="float">
            <text:p>9791229422,6</text:p>
          </table:table-cell>
          <table:table-cell table:formula="of:=([.F59]+[.F60]+[.F61]+[.F62]+[.F63])/5" office:value-type="float" office:value="4.63505" calcext:value-type="float">
            <text:p>4,63505</text:p>
          </table:table-cell>
          <table:table-cell table:formula="of:=([.G59]+[.G60]+[.G61]+[.G62]+[.G63])/5" office:value-type="float" office:value="2844" calcext:value-type="float">
            <text:p>2844</text:p>
          </table:table-cell>
          <table:table-cell table:formula="of:=([.H59]+[.H60]+[.H61]+[.H62]+[.H63])/5" office:value-type="float" office:value="5.98362" calcext:value-type="float">
            <text:p>5,98362</text:p>
          </table:table-cell>
          <table:table-cell table:style-name="ce1" table:formula="of:=([.I59]+[.I60]+[.I61]+[.I62]+[.I63])/5" office:value-type="float" office:value="12741558985.2" calcext:value-type="float">
            <text:p>12741558985,2</text:p>
          </table:table-cell>
          <table:table-cell table:formula="of:=([.J59]+[.J60]+[.J61]+[.J62]+[.J63])/5" office:value-type="float" office:value="0.409225" calcext:value-type="float">
            <text:p>0,409225</text:p>
          </table:table-cell>
          <table:table-cell table:formula="of:=([.K59]+[.K60]+[.K61]+[.K62]+[.K63])/5" office:value-type="float" office:value="1035" calcext:value-type="float">
            <text:p>1035</text:p>
          </table:table-cell>
          <table:table-cell table:formula="of:=([.L59]+[.L60]+[.L61]+[.L62]+[.L63])/5" office:value-type="float" office:value="0.592646" calcext:value-type="float">
            <text:p>0,592646</text:p>
          </table:table-cell>
          <table:table-cell table:style-name="ce1" table:formula="of:=([.M59]+[.M60]+[.M61]+[.M62]+[.M63])/5" office:value-type="float" office:value="4948585149.2" calcext:value-type="float">
            <text:p>4948585149,2</text:p>
          </table:table-cell>
          <table:table-cell table:formula="of:=([.N59]+[.N60]+[.N61]+[.N62]+[.N63])/5" office:value-type="float" office:value="1.11361" calcext:value-type="float">
            <text:p>1,11361</text:p>
          </table:table-cell>
          <table:table-cell table:formula="of:=([.O59]+[.O60]+[.O61]+[.O62]+[.O63])/5" office:value-type="float" office:value="1977" calcext:value-type="float">
            <text:p>1977</text:p>
          </table:table-cell>
          <table:table-cell table:formula="of:=([.P59]+[.P60]+[.P61]+[.P62]+[.P63])/5" office:value-type="float" office:value="1.68432" calcext:value-type="float">
            <text:p>1,68432</text:p>
          </table:table-cell>
          <table:table-cell table:style-name="ce1" table:formula="of:=([.Q59]+[.Q60]+[.Q61]+[.Q62]+[.Q63])/5" office:value-type="float" office:value="17699202836.8" calcext:value-type="float">
            <text:p>17699202836,8</text:p>
          </table:table-cell>
        </table:table-row>
        <table:table-row table:style-name="ro1">
          <table:table-cell table:style-name="ce4" office:value-type="string" calcext:value-type="string">
            <text:p>20% s = 2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table:style-name="ce10" office:value-type="float" office:value="0.299106" calcext:value-type="float">
            <text:p>0,299106</text:p>
          </table:table-cell>
          <table:table-cell table:style-name="ce10" office:value-type="float" office:value="962" calcext:value-type="float">
            <text:p>962</text:p>
          </table:table-cell>
          <table:table-cell table:style-name="ce10" office:value-type="float" office:value="0.421761" calcext:value-type="float">
            <text:p>0,421761</text:p>
          </table:table-cell>
          <table:table-cell table:style-name="ce13" office:value-type="float" office:value="6609371" calcext:value-type="float">
            <text:p>6609371</text:p>
          </table:table-cell>
          <table:table-cell office:value-type="float" office:value="7.47934" calcext:value-type="float">
            <text:p>7,47934</text:p>
          </table:table-cell>
          <table:table-cell office:value-type="float" office:value="3564" calcext:value-type="float">
            <text:p>3564</text:p>
          </table:table-cell>
          <table:table-cell office:value-type="float" office:value="9.91321" calcext:value-type="float">
            <text:p>9,91321</text:p>
          </table:table-cell>
          <table:table-cell table:style-name="ce1" office:value-type="float" office:value="414575484" calcext:value-type="float">
            <text:p>414575484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1031" calcext:value-type="float">
            <text:p>1031</text:p>
          </table:table-cell>
          <table:table-cell office:value-type="float" office:value="0.590219" calcext:value-type="float">
            <text:p>0,590219</text:p>
          </table:table-cell>
          <table:table-cell table:style-name="ce1" office:value-type="float" office:value="7012905" calcext:value-type="float">
            <text:p>7012905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2325" calcext:value-type="float">
            <text:p>2325</text:p>
          </table:table-cell>
          <table:table-cell office:value-type="float" office:value="3.10192" calcext:value-type="float">
            <text:p>3,10192</text:p>
          </table:table-cell>
          <table:table-cell table:style-name="ce1" office:value-type="float" office:value="11807665" calcext:value-type="float">
            <text:p>11807665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table:style-name="ce10" office:value-type="float" office:value="0.299106" calcext:value-type="float">
            <text:p>0,299106</text:p>
          </table:table-cell>
          <table:table-cell table:style-name="ce10" office:value-type="float" office:value="962" calcext:value-type="float">
            <text:p>962</text:p>
          </table:table-cell>
          <table:table-cell table:style-name="ce10" office:value-type="float" office:value="0.421761" calcext:value-type="float">
            <text:p>0,421761</text:p>
          </table:table-cell>
          <table:table-cell table:style-name="ce13" office:value-type="float" office:value="23170464" calcext:value-type="float">
            <text:p>23170464</text:p>
          </table:table-cell>
          <table:table-cell office:value-type="float" office:value="7.47934" calcext:value-type="float">
            <text:p>7,47934</text:p>
          </table:table-cell>
          <table:table-cell office:value-type="float" office:value="3564" calcext:value-type="float">
            <text:p>3564</text:p>
          </table:table-cell>
          <table:table-cell office:value-type="float" office:value="9.91321" calcext:value-type="float">
            <text:p>9,91321</text:p>
          </table:table-cell>
          <table:table-cell table:style-name="ce1" office:value-type="float" office:value="33446168" calcext:value-type="float">
            <text:p>33446168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1031" calcext:value-type="float">
            <text:p>1031</text:p>
          </table:table-cell>
          <table:table-cell office:value-type="float" office:value="0.590219" calcext:value-type="float">
            <text:p>0,590219</text:p>
          </table:table-cell>
          <table:table-cell table:style-name="ce1" office:value-type="float" office:value="18643140" calcext:value-type="float">
            <text:p>18643140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2325" calcext:value-type="float">
            <text:p>2325</text:p>
          </table:table-cell>
          <table:table-cell office:value-type="float" office:value="3.10192" calcext:value-type="float">
            <text:p>3,10192</text:p>
          </table:table-cell>
          <table:table-cell table:style-name="ce1" office:value-type="float" office:value="22174905913" calcext:value-type="float">
            <text:p>22174905913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table:style-name="ce10" office:value-type="float" office:value="0.299106" calcext:value-type="float">
            <text:p>0,299106</text:p>
          </table:table-cell>
          <table:table-cell table:style-name="ce10" office:value-type="float" office:value="962" calcext:value-type="float">
            <text:p>962</text:p>
          </table:table-cell>
          <table:table-cell table:style-name="ce10" office:value-type="float" office:value="0.421761" calcext:value-type="float">
            <text:p>0,421761</text:p>
          </table:table-cell>
          <table:table-cell table:style-name="ce13" office:value-type="float" office:value="12262307779" calcext:value-type="float">
            <text:p>12262307779</text:p>
          </table:table-cell>
          <table:table-cell office:value-type="float" office:value="7.47934" calcext:value-type="float">
            <text:p>7,47934</text:p>
          </table:table-cell>
          <table:table-cell office:value-type="float" office:value="3564" calcext:value-type="float">
            <text:p>3564</text:p>
          </table:table-cell>
          <table:table-cell office:value-type="float" office:value="9.91321" calcext:value-type="float">
            <text:p>9,91321</text:p>
          </table:table-cell>
          <table:table-cell table:style-name="ce1" office:value-type="float" office:value="33959647" calcext:value-type="float">
            <text:p>33959647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1031" calcext:value-type="float">
            <text:p>1031</text:p>
          </table:table-cell>
          <table:table-cell office:value-type="float" office:value="0.590219" calcext:value-type="float">
            <text:p>0,590219</text:p>
          </table:table-cell>
          <table:table-cell table:style-name="ce1" office:value-type="float" office:value="25830870" calcext:value-type="float">
            <text:p>25830870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2325" calcext:value-type="float">
            <text:p>2325</text:p>
          </table:table-cell>
          <table:table-cell office:value-type="float" office:value="3.10192" calcext:value-type="float">
            <text:p>3,10192</text:p>
          </table:table-cell>
          <table:table-cell table:style-name="ce1" office:value-type="float" office:value="63805754" calcext:value-type="float">
            <text:p>63805754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table:style-name="ce10" office:value-type="float" office:value="0.299106" calcext:value-type="float">
            <text:p>0,299106</text:p>
          </table:table-cell>
          <table:table-cell table:style-name="ce10" office:value-type="float" office:value="962" calcext:value-type="float">
            <text:p>962</text:p>
          </table:table-cell>
          <table:table-cell table:style-name="ce10" office:value-type="float" office:value="0.421761" calcext:value-type="float">
            <text:p>0,421761</text:p>
          </table:table-cell>
          <table:table-cell table:style-name="ce13" office:value-type="float" office:value="10220286" calcext:value-type="float">
            <text:p>10220286</text:p>
          </table:table-cell>
          <table:table-cell office:value-type="float" office:value="7.47934" calcext:value-type="float">
            <text:p>7,47934</text:p>
          </table:table-cell>
          <table:table-cell office:value-type="float" office:value="3564" calcext:value-type="float">
            <text:p>3564</text:p>
          </table:table-cell>
          <table:table-cell office:value-type="float" office:value="9.91321" calcext:value-type="float">
            <text:p>9,91321</text:p>
          </table:table-cell>
          <table:table-cell table:style-name="ce1" office:value-type="float" office:value="33329396" calcext:value-type="float">
            <text:p>33329396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1031" calcext:value-type="float">
            <text:p>1031</text:p>
          </table:table-cell>
          <table:table-cell office:value-type="float" office:value="0.590219" calcext:value-type="float">
            <text:p>0,590219</text:p>
          </table:table-cell>
          <table:table-cell table:style-name="ce1" office:value-type="float" office:value="7009143" calcext:value-type="float">
            <text:p>7009143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2325" calcext:value-type="float">
            <text:p>2325</text:p>
          </table:table-cell>
          <table:table-cell office:value-type="float" office:value="3.10192" calcext:value-type="float">
            <text:p>3,10192</text:p>
          </table:table-cell>
          <table:table-cell table:style-name="ce1" office:value-type="float" office:value="22066706294" calcext:value-type="float">
            <text:p>22066706294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table:style-name="ce10" office:value-type="float" office:value="0.299106" calcext:value-type="float">
            <text:p>0,299106</text:p>
          </table:table-cell>
          <table:table-cell table:style-name="ce10" office:value-type="float" office:value="962" calcext:value-type="float">
            <text:p>962</text:p>
          </table:table-cell>
          <table:table-cell table:style-name="ce10" office:value-type="float" office:value="0.421761" calcext:value-type="float">
            <text:p>0,421761</text:p>
          </table:table-cell>
          <table:table-cell table:style-name="ce13" office:value-type="float" office:value="12329672801" calcext:value-type="float">
            <text:p>12329672801</text:p>
          </table:table-cell>
          <table:table-cell office:value-type="float" office:value="7.47934" calcext:value-type="float">
            <text:p>7,47934</text:p>
          </table:table-cell>
          <table:table-cell office:value-type="float" office:value="3564" calcext:value-type="float">
            <text:p>3564</text:p>
          </table:table-cell>
          <table:table-cell office:value-type="float" office:value="9.91321" calcext:value-type="float">
            <text:p>9,91321</text:p>
          </table:table-cell>
          <table:table-cell table:style-name="ce1" office:value-type="float" office:value="63363977326" calcext:value-type="float">
            <text:p>63363977326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1031" calcext:value-type="float">
            <text:p>1031</text:p>
          </table:table-cell>
          <table:table-cell office:value-type="float" office:value="0.590219" calcext:value-type="float">
            <text:p>0,590219</text:p>
          </table:table-cell>
          <table:table-cell table:style-name="ce1" office:value-type="float" office:value="12664601055" calcext:value-type="float">
            <text:p>12664601055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2325" calcext:value-type="float">
            <text:p>2325</text:p>
          </table:table-cell>
          <table:table-cell office:value-type="float" office:value="3.10192" calcext:value-type="float">
            <text:p>3,10192</text:p>
          </table:table-cell>
          <table:table-cell table:style-name="ce1" office:value-type="float" office:value="11273187" calcext:value-type="float">
            <text:p>11273187</text:p>
          </table:table-cell>
        </table:table-row>
        <table:table-row table:style-name="ro1">
          <table:table-cell table:style-name="ce5" office:value-type="string" calcext:value-type="string">
            <text:p>Media</text:p>
          </table:table-cell>
          <table:table-cell table:style-name="ce9" table:formula="of:=([.B66]+[.B67]+[.B68]+[.B69]+[.B70])/5" office:value-type="float" office:value="0.299106" calcext:value-type="float">
            <text:p>0,299106</text:p>
          </table:table-cell>
          <table:table-cell table:style-name="ce9" table:formula="of:=([.C66]+[.C67]+[.C68]+[.C69]+[.C70])/5" office:value-type="float" office:value="962" calcext:value-type="float">
            <text:p>962</text:p>
          </table:table-cell>
          <table:table-cell table:style-name="ce9" table:formula="of:=([.D66]+[.D67]+[.D68]+[.D69]+[.D70])/5" office:value-type="float" office:value="0.421761" calcext:value-type="float">
            <text:p>0,421761</text:p>
          </table:table-cell>
          <table:table-cell table:style-name="ce2" table:formula="of:=([.E66]+[.E67]+[.E68]+[.E69]+[.E70])/5" office:value-type="float" office:value="4926396140.2" calcext:value-type="float">
            <text:p>4926396140,2</text:p>
          </table:table-cell>
          <table:table-cell table:style-name="ce9" table:formula="of:=([.F66]+[.F67]+[.F68]+[.F69]+[.F70])/5" office:value-type="float" office:value="7.47934" calcext:value-type="float">
            <text:p>7,47934</text:p>
          </table:table-cell>
          <table:table-cell table:style-name="ce9" table:formula="of:=([.G66]+[.G67]+[.G68]+[.G69]+[.G70])/5" office:value-type="float" office:value="3564" calcext:value-type="float">
            <text:p>3564</text:p>
          </table:table-cell>
          <table:table-cell table:style-name="ce9" table:formula="of:=([.H66]+[.H67]+[.H68]+[.H69]+[.H70])/5" office:value-type="float" office:value="9.91321" calcext:value-type="float">
            <text:p>9,91321</text:p>
          </table:table-cell>
          <table:table-cell table:style-name="ce2" table:formula="of:=([.I66]+[.I67]+[.I68]+[.I69]+[.I70])/5" office:value-type="float" office:value="12775857604.2" calcext:value-type="float">
            <text:p>12775857604,2</text:p>
          </table:table-cell>
          <table:table-cell table:style-name="ce9" table:formula="of:=([.J66]+[.J67]+[.J68]+[.J69]+[.J70])/5" office:value-type="float" office:value="0.409214" calcext:value-type="float">
            <text:p>0,409214</text:p>
          </table:table-cell>
          <table:table-cell table:style-name="ce9" table:formula="of:=([.K66]+[.K67]+[.K68]+[.K69]+[.K70])/5" office:value-type="float" office:value="1031" calcext:value-type="float">
            <text:p>1031</text:p>
          </table:table-cell>
          <table:table-cell table:style-name="ce9" table:formula="of:=([.L66]+[.L67]+[.L68]+[.L69]+[.L70])/5" office:value-type="float" office:value="0.590219" calcext:value-type="float">
            <text:p>0,590219</text:p>
          </table:table-cell>
          <table:table-cell table:style-name="ce2" table:formula="of:=([.M66]+[.M67]+[.M68]+[.M69]+[.M70])/5" office:value-type="float" office:value="2544619422.6" calcext:value-type="float">
            <text:p>2544619422,6</text:p>
          </table:table-cell>
          <table:table-cell table:style-name="ce9" table:formula="of:=([.N66]+[.N67]+[.N68]+[.N69]+[.N70])/5" office:value-type="float" office:value="2.02112" calcext:value-type="float">
            <text:p>2,02112</text:p>
          </table:table-cell>
          <table:table-cell table:style-name="ce9" table:formula="of:=([.O66]+[.O67]+[.O68]+[.O69]+[.O70])/5" office:value-type="float" office:value="2325" calcext:value-type="float">
            <text:p>2325</text:p>
          </table:table-cell>
          <table:table-cell table:style-name="ce9" table:formula="of:=([.P66]+[.P67]+[.P68]+[.P69]+[.P70])/5" office:value-type="float" office:value="3.10192" calcext:value-type="float">
            <text:p>3,10192</text:p>
          </table:table-cell>
          <table:table-cell table:style-name="ce2" table:formula="of:=([.Q66]+[.Q67]+[.Q68]+[.Q69]+[.Q70])/5" office:value-type="float" office:value="8865699762.6" calcext:value-type="float">
            <text:p>8865699762,6</text:p>
          </table:table-cell>
        </table:table-row>
        <table:table-row table:style-name="ro1" table:number-rows-repeated="5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 table:number-rows-repeated="33">
          <table:table-cell table:number-columns-repeated="17"/>
        </table:table-row>
        <table:table-row table:style-name="ro1" table:number-rows-repeated="2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 table:number-rows-repeated="33"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19:26:48.42680019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4:53:26.063783384</meta:creation-date>
    <dc:date>2020-04-26T19:31:25.281250302</dc:date>
    <meta:editing-duration>PT17M4S</meta:editing-duration>
    <meta:editing-cycles>5</meta:editing-cycles>
    <meta:generator>LibreOffice/6.0.7.3$Linux_X86_64 LibreOffice_project/00m0$Build-3</meta:generator>
    <meta:document-statistic meta:table-count="1" meta:cell-count="1051" meta:object-count="0"/>
  </office:meta>
</office:document-meta>
</file>